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38000008E8844E03C3FDA7611C.png" manifest:media-type="image/png"/>
  <manifest:file-entry manifest:full-path="Pictures/1000020100000438000008E83E729BC5ACC970D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draw:marker-start="" svg:stroke-opacity="0%" draw:fill-color="#000000" draw:textarea-horizontal-align="justify" draw:textarea-vertical-align="middle" draw:auto-grow-height="false" fo:min-height="12.196cm" fo:min-width="3.818cm"/>
    </style:style>
    <style:style style:name="gr3" style:family="graphic" style:parent-style-name="standard">
      <style:graphic-properties draw:stroke="none" svg:stroke-color="#000000" draw:fill="none" draw:fill-color="#ffffff" draw:opacity="100%" draw:auto-grow-height="true" draw:auto-grow-width="false" fo:max-height="0cm" fo:min-height="1.236cm"/>
      <style:paragraph-properties style:writing-mode="lr-tb"/>
    </style:style>
    <style:style style:name="gr4" style:family="graphic" style:parent-style-name="standard">
      <style:graphic-properties draw:stroke="none" svg:stroke-color="#000000" draw:fill="none" draw:fill-color="#ffffff" draw:opacity="100%" draw:auto-grow-height="true" draw:auto-grow-width="false" fo:max-height="0cm" fo:min-height="1.026cm"/>
      <style:paragraph-properties style:writing-mode="lr-tb"/>
    </style:style>
    <style:style style:name="gr5"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6" style:family="graphic" style:parent-style-name="standard">
      <style:graphic-properties draw:stroke="none" svg:stroke-color="#000000" draw:fill="none" draw:fill-color="#ffffff" draw:opacity="100%" draw:auto-grow-height="true" draw:auto-grow-width="false" fo:max-height="0cm" fo:min-height="0.712cm"/>
      <style:paragraph-properties style:writing-mode="lr-tb"/>
    </style:style>
    <style:style style:name="gr7" style:family="graphic" style:parent-style-name="standard">
      <style:graphic-properties draw:stroke="none" svg:stroke-color="#000000" draw:fill="none" draw:fill-color="#ffffff" draw:opacity="100%" draw:auto-grow-height="true" draw:auto-grow-width="false" fo:max-height="0cm" fo:min-height="0.589cm"/>
      <style:paragraph-properties style:writing-mode="lr-tb"/>
    </style:style>
    <style:style style:name="gr8" style:family="graphic" style:parent-style-name="standard">
      <style:graphic-properties draw:stroke="none" svg:stroke-color="#000000" draw:fill="none" draw:fill-color="#ffffff" draw:opacity="100%" draw:auto-grow-height="true" draw:auto-grow-width="false" fo:max-height="0cm" fo:min-height="0.674cm"/>
      <style:paragraph-properties style:writing-mode="lr-tb"/>
    </style:style>
    <style:style style:name="gr9" style:family="graphic" style:parent-style-name="standard">
      <style:graphic-properties draw:stroke="none" svg:stroke-color="#000000" draw:fill="none" draw:fill-color="#ffffff" draw:opacity="100%" draw:auto-grow-height="true" draw:auto-grow-width="false" fo:max-height="0cm" fo:min-height="1.237cm"/>
      <style:paragraph-properties style:writing-mode="lr-tb"/>
    </style:style>
    <style:style style:name="gr10"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11" style:family="graphic" style:parent-style-name="standard">
      <style:graphic-properties draw:stroke="none" svg:stroke-color="#000000" draw:fill="none" draw:fill-color="#ffffff" draw:opacity="100%" draw:auto-grow-height="true" draw:auto-grow-width="false" fo:max-height="0cm" fo:min-height="0.789cm"/>
      <style:paragraph-properties style:writing-mode="lr-tb"/>
    </style:style>
    <style:style style:name="gr12" style:family="graphic" style:parent-style-name="standard">
      <style:graphic-properties draw:fill-color="#dedce6" draw:opacity="15%" draw:textarea-horizontal-align="justify" draw:textarea-vertical-align="middle" draw:auto-grow-height="false" fo:min-height="21.304cm" fo:min-width="21.054cm" draw:shadow="hidden"/>
    </style:style>
    <style:style style:name="gr13" style:family="graphic" style:parent-style-name="standard">
      <style:graphic-properties draw:fill-color="#ef9a13" draw:opacity="59%" draw:textarea-horizontal-align="justify" draw:textarea-vertical-align="middle" draw:auto-grow-height="false" fo:min-height="2.544cm" fo:min-width="5.342cm"/>
    </style:style>
    <style:style style:name="gr14" style:family="graphic" style:parent-style-name="standard">
      <style:graphic-properties draw:fill-color="#ef9a13" draw:opacity="46%" draw:textarea-horizontal-align="justify" draw:textarea-vertical-align="middle" draw:auto-grow-height="false" fo:min-height="2.544cm" fo:min-width="5.342cm"/>
    </style:style>
    <style:style style:name="gr15" style:family="graphic" style:parent-style-name="standard">
      <style:graphic-properties draw:fill-color="#c8c8c8" draw:opacity="59%" draw:textarea-horizontal-align="justify" draw:textarea-vertical-align="middle" draw:auto-grow-height="false" fo:min-height="2.544cm" fo:min-width="5.342cm"/>
    </style:style>
    <style:style style:name="gr16" style:family="graphic" style:parent-style-name="standard">
      <style:graphic-properties draw:fill-color="#6b91c1" draw:opacity="59%" draw:textarea-horizontal-align="justify" draw:textarea-vertical-align="middle" draw:auto-grow-height="false" fo:min-height="2.544cm" fo:min-width="5.342cm"/>
    </style:style>
    <style:style style:name="gr17" style:family="graphic" style:parent-style-name="standard">
      <style:graphic-properties draw:fill-color="#c76496" draw:opacity="59%" draw:textarea-horizontal-align="justify" draw:textarea-vertical-align="middle" draw:auto-grow-height="false" fo:min-height="2.544cm" fo:min-width="5.342cm"/>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2.682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556cm" fo:min-width="2.288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556cm" fo:min-width="1.573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556cm" fo:min-width="1.242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111cm" fo:min-width="1.518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111cm" fo:min-width="1.788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556cm" fo:min-width="1.187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556cm" fo:min-width="1.052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556cm" fo:min-width="1.653cm"/>
      <style:paragraph-properties style:writing-mode="lr-tb"/>
    </style:style>
    <style:style style:name="gr27" style:family="graphic">
      <style:graphic-properties style:protect="size"/>
    </style:style>
    <style:style style:name="gr28"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29"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30" style:family="graphic" style:parent-style-name="standard">
      <style:graphic-properties svg:stroke-opacity="0%" draw:fill-color="#000000" draw:textarea-horizontal-align="justify" draw:textarea-vertical-align="middle" draw:auto-grow-height="false" fo:min-height="19.06cm" fo:min-width="8.895cm"/>
    </style:style>
    <style:style style:name="gr31" style:family="graphic" style:parent-style-name="standard" style:list-style-name="L1">
      <style:graphic-properties draw:stroke="none" svg:stroke-color="#000000" draw:fill="none" draw:fill-color="#ffffff" draw:opacity="100%" draw:auto-grow-height="true" draw:auto-grow-width="false" fo:max-height="0cm" fo:min-height="0.788cm"/>
      <style:paragraph-properties style:writing-mode="lr-tb"/>
    </style:style>
    <style:style style:name="gr32" style:family="graphic" style:parent-style-name="standard">
      <style:graphic-properties draw:fill-color="#6b91c1" draw:opacity="62%" draw:textarea-horizontal-align="justify" draw:textarea-vertical-align="middle" draw:auto-grow-height="false" fo:min-height="0cm" fo:min-width="7.158cm"/>
    </style:style>
    <style:style style:name="gr33" style:family="graphic" style:parent-style-name="standard">
      <style:graphic-properties svg:stroke-opacity="0%" draw:fill="none" draw:textarea-horizontal-align="justify" draw:textarea-vertical-align="middle" draw:auto-grow-height="false" fo:min-height="1.529cm" fo:min-width="5.594cm"/>
      <style:paragraph-properties style:writing-mode="lr-tb"/>
    </style:style>
    <style:style style:name="gr34" style:family="graphic" style:parent-style-name="standard">
      <style:graphic-properties svg:stroke-color="#ffffff" svg:stroke-opacity="0%" draw:fill-color="#6b91c1" draw:opacity="100%" draw:opacity-name="Transparency_20_36" draw:textarea-horizontal-align="justify" draw:textarea-vertical-align="middle" draw:auto-grow-height="false" fo:min-height="6.893cm" fo:min-width="9.443cm" draw:shadow="hidden"/>
    </style:style>
    <style:style style:name="gr35" style:family="graphic" style:parent-style-name="standard">
      <style:graphic-properties svg:stroke-opacity="0%" draw:fill="none" draw:opacity="24%" draw:textarea-horizontal-align="justify" draw:textarea-vertical-align="middle" draw:auto-grow-height="false" fo:min-height="0.698cm" fo:min-width="1.785cm"/>
      <style:paragraph-properties style:writing-mode="lr-tb"/>
    </style:style>
    <style:style style:name="gr36" style:family="graphic" style:parent-style-name="standard">
      <style:graphic-properties draw:opacity="15%" draw:textarea-horizontal-align="justify" draw:textarea-vertical-align="middle" draw:auto-grow-height="false" fo:min-height="21.304cm" fo:min-width="21.054cm" draw:shadow="hidden"/>
    </style:style>
    <style:style style:name="gr37" style:family="graphic" style:parent-style-name="standard">
      <style:graphic-properties draw:stroke="dash" draw:stroke-dash="Fine_20_Dashed" svg:stroke-width="0.035cm" svg:stroke-color="#6b91c1" draw:marker-start="" draw:marker-start-width="0.252cm" draw:marker-end-width="0.252cm" draw:opacity="0%" draw:textarea-horizontal-align="justify" draw:textarea-vertical-align="middle" draw:auto-grow-height="false" fo:min-height="3.781cm" fo:min-width="5.306cm" fo:padding-top="0.142cm" fo:padding-bottom="0.142cm" fo:padding-left="0.267cm" fo:padding-right="0.267cm"/>
    </style:style>
    <style:style style:name="gr38" style:family="graphic" style:parent-style-name="objectwithoutfill">
      <style:graphic-properties draw:stroke="dash" draw:stroke-dash="Fine_20_Dashed" svg:stroke-width="0.035cm" svg:stroke-color="#6b91c1" draw:marker-start="" draw:marker-start-width="0.252cm" draw:marker-end-width="0.252cm" draw:fill="solid" draw:opacity="0%" draw:textarea-vertical-align="middle" fo:padding-top="0.142cm" fo:padding-bottom="0.142cm" fo:padding-left="0.267cm" fo:padding-right="0.267cm"/>
    </style:style>
    <style:style style:name="gr39" style:family="graphic" style:parent-style-name="standard">
      <style:graphic-properties draw:stroke="dash" draw:stroke-dash="Fine_20_Dashed" svg:stroke-width="0.035cm" svg:stroke-color="#6b91c1" draw:marker-start="" draw:marker-start-width="0.252cm" draw:marker-end-width="0.252cm" draw:opacity="0%" draw:textarea-horizontal-align="justify" draw:textarea-vertical-align="middle" draw:auto-grow-height="false" fo:min-height="3.781cm" fo:min-width="1.497cm" fo:padding-top="0.142cm" fo:padding-bottom="0.142cm" fo:padding-left="0.267cm" fo:padding-right="0.267cm"/>
    </style:style>
    <style:style style:name="gr40" style:family="graphic" style:parent-style-name="standard" style:list-style-name="L1">
      <style:graphic-properties draw:stroke="none" svg:stroke-color="#000000" draw:fill="none" draw:fill-color="#ffffff" draw:opacity="100%" draw:auto-grow-height="true" draw:auto-grow-width="false" fo:max-height="0cm" fo:min-height="0.788cm"/>
      <style:paragraph-properties style:writing-mode="lr-tb"/>
    </style:style>
    <style:style style:name="gr41" style:family="graphic" style:parent-style-name="standard">
      <style:graphic-properties svg:stroke-color="#ffffff" svg:stroke-opacity="0%" draw:fill="gradient" draw:fill-color="#6b91c1" draw:fill-gradient-name="Gradient_20_1" draw:opacity="100%" draw:opacity-name="Transparency_20_41" draw:textarea-horizontal-align="justify" draw:textarea-vertical-align="middle" draw:auto-grow-height="false" fo:min-height="6.893cm" fo:min-width="9.443cm" draw:shadow="visible"/>
    </style:style>
    <style:style style:name="gr42" style:family="graphic" style:parent-style-name="standard">
      <style:graphic-properties draw:fill-color="#ffff00" draw:opacity="100%" draw:opacity-name="Transparency_20_37" draw:textarea-horizontal-align="justify" draw:textarea-vertical-align="middle" draw:auto-grow-height="false" fo:min-height="21.304cm" fo:min-width="21.054cm" draw:shadow="hidden"/>
    </style:style>
    <style:style style:name="gr43" style:family="graphic" style:parent-style-name="standard">
      <style:graphic-properties draw:stroke="dash" draw:stroke-dash="_33__20_Dashes_20_3_20_Dots_20__28_var_29_" svg:stroke-width="0.035cm" svg:stroke-color="#e6e905" draw:marker-start="" draw:marker-start-width="0.252cm" draw:marker-end-width="0.252cm" svg:stroke-opacity="40%" draw:fill-color="#ffff00" draw:opacity="11%" draw:textarea-horizontal-align="justify" draw:textarea-vertical-align="middle" draw:auto-grow-height="false" fo:min-height="3.781cm" fo:min-width="5.306cm" fo:padding-top="0.142cm" fo:padding-bottom="0.142cm" fo:padding-left="0.267cm" fo:padding-right="0.267cm"/>
    </style:style>
    <style:style style:name="gr44" style:family="graphic" style:parent-style-name="objectwithoutfill">
      <style:graphic-properties draw:stroke="dash" draw:stroke-dash="_33__20_Dashes_20_3_20_Dots_20__28_var_29_" svg:stroke-width="0.035cm" svg:stroke-color="#e6e905" draw:marker-start="" draw:marker-start-width="0.252cm" draw:marker-end-width="0.252cm" svg:stroke-opacity="40%" draw:fill="solid" draw:fill-color="#ffff00" draw:opacity="11%" draw:textarea-vertical-align="middle" fo:padding-top="0.142cm" fo:padding-bottom="0.142cm" fo:padding-left="0.267cm" fo:padding-right="0.267cm"/>
    </style:style>
    <style:style style:name="gr45" style:family="graphic" style:parent-style-name="standard">
      <style:graphic-properties draw:stroke="dash" draw:stroke-dash="_33__20_Dashes_20_3_20_Dots_20__28_var_29_" svg:stroke-width="0.035cm" svg:stroke-color="#e6e905" draw:marker-start="" draw:marker-start-width="0.252cm" draw:marker-end-width="0.252cm" svg:stroke-opacity="40%" draw:fill-color="#ffff00" draw:opacity="11%" draw:textarea-horizontal-align="justify" draw:textarea-vertical-align="middle" draw:auto-grow-height="false" fo:min-height="3.781cm" fo:min-width="1.497cm" fo:padding-top="0.142cm" fo:padding-bottom="0.142cm" fo:padding-left="0.267cm" fo:padding-right="0.267cm"/>
    </style:style>
    <style:style style:name="gr46" style:family="graphic" style:parent-style-name="standard">
      <style:graphic-properties svg:stroke-color="#ffffff" svg:stroke-opacity="0%" draw:fill="none" draw:fill-color="#ffff00" draw:opacity="100%" draw:opacity-name="Transparency_20_36" draw:textarea-horizontal-align="justify" draw:textarea-vertical-align="middle" draw:auto-grow-height="false" fo:min-height="6.893cm" fo:min-width="9.443cm" draw:shadow="visible"/>
    </style:style>
    <style:style style:name="gr4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8" style:family="graphic" style:parent-style-name="standard">
      <style:graphic-properties draw:fill-color="#cccccc" draw:opacity="28%" draw:textarea-horizontal-align="justify" draw:textarea-vertical-align="middle" draw:auto-grow-height="false" fo:min-height="21.304cm" fo:min-width="21.054cm" draw:shadow="hidden"/>
    </style:style>
    <style:style style:name="gr49"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draw:opacity="100%"/>
      <style:paragraph-properties style:writing-mode="lr-tb"/>
      <style:text-properties fo:color="#ef9a13" fo:font-size="28pt" fo:letter-spacing="0.112cm" style:text-underline-style="none" fo:font-weight="bold" fo:background-color="transparent" style:font-size-asian="28pt" style:font-size-complex="28pt"/>
    </style:style>
    <style:style style:name="P4" style:family="paragraph">
      <loext:graphic-properties draw:fill="none" draw:fill-color="#ffffff" draw:opacity="100%"/>
      <style:paragraph-properties style:writing-mode="lr-tb"/>
      <style:text-properties fo:color="#c8c8c8" fo:font-size="26pt" fo:letter-spacing="0.112cm" fo:font-weight="bold" style:font-size-asian="28pt" style:font-size-complex="28pt"/>
    </style:style>
    <style:style style:name="P5" style:family="paragraph">
      <style:paragraph-properties fo:margin-left="0cm" fo:margin-right="0cm" fo:margin-top="0cm" fo:margin-bottom="0cm" fo:line-height="100%" fo:text-indent="0cm"/>
    </style:style>
    <style:style style:name="P6" style:family="paragraph">
      <loext:graphic-properties draw:fill="none" draw:fill-color="#ffffff" draw:opacity="100%"/>
      <style:paragraph-properties fo:margin-left="0cm" fo:margin-right="0cm" fo:margin-top="0cm" fo:margin-bottom="0cm" fo:line-height="100%" fo:text-indent="0cm" style:writing-mode="lr-tb"/>
      <style:text-properties fo:color="#6b91c1" fo:font-size="20pt" fo:letter-spacing="0.112cm" fo:font-weight="bold" style:font-size-asian="20pt" style:font-size-complex="20pt"/>
    </style:style>
    <style:style style:name="P7" style:family="paragraph">
      <loext:graphic-properties draw:fill="none" draw:fill-color="#ffffff" draw:opacity="100%"/>
      <style:paragraph-properties style:writing-mode="lr-tb"/>
      <style:text-properties fo:color="#c7cdc9" fo:font-size="18pt" fo:letter-spacing="0.056cm" fo:font-weight="bold" style:font-size-asian="18pt" style:font-size-complex="18pt"/>
    </style:style>
    <style:style style:name="P8" style:family="paragraph">
      <loext:graphic-properties draw:fill="none" draw:fill-color="#ffffff" draw:opacity="100%"/>
      <style:paragraph-properties style:writing-mode="lr-tb"/>
      <style:text-properties fo:color="#ef9a13" fo:font-size="11pt" fo:letter-spacing="0.056cm" fo:font-weight="bold" style:font-size-asian="11pt" style:font-size-complex="11pt"/>
    </style:style>
    <style:style style:name="P9" style:family="paragraph">
      <loext:graphic-properties draw:fill="none" draw:fill-color="#ffffff" draw:opacity="100%"/>
      <style:paragraph-properties style:writing-mode="lr-tb"/>
      <style:text-properties fo:color="#c76496" fo:font-size="17pt" fo:letter-spacing="0.056cm" fo:font-weight="bold" style:font-size-asian="17pt" style:font-size-complex="17pt"/>
    </style:style>
    <style:style style:name="P10" style:family="paragraph">
      <loext:graphic-properties draw:fill="none" draw:fill-color="#ffffff" draw:opacity="100%"/>
      <style:paragraph-properties style:writing-mode="lr-tb"/>
      <style:text-properties fo:color="#ef9a13" fo:font-size="20pt" fo:letter-spacing="0.112cm" style:text-underline-style="none" fo:font-weight="bold" fo:background-color="transparent" style:font-size-asian="20pt" style:font-size-complex="20pt"/>
    </style:style>
    <style:style style:name="P11" style:family="paragraph">
      <loext:graphic-properties draw:fill="none" draw:fill-color="#ffffff" draw:opacity="100%"/>
      <style:paragraph-properties style:writing-mode="lr-tb"/>
      <style:text-properties fo:color="#c8c8c8" fo:font-size="20pt" fo:letter-spacing="0.112cm" fo:font-weight="bold" style:font-size-asian="20pt" style:font-size-complex="20pt"/>
    </style:style>
    <style:style style:name="P12" style:family="paragraph">
      <loext:graphic-properties draw:fill="none" draw:fill-color="#ffffff" draw:opacity="100%"/>
      <style:paragraph-properties style:writing-mode="lr-tb"/>
      <style:text-properties fo:color="#c76496" fo:font-size="20pt" fo:letter-spacing="0.056cm" fo:font-weight="bold" style:font-size-asian="20pt" style:font-size-complex="20pt"/>
    </style:style>
    <style:style style:name="P13" style:family="paragraph">
      <loext:graphic-properties draw:fill-color="#dedce6" draw:opacity="15%"/>
      <style:paragraph-properties fo:text-align="center"/>
    </style:style>
    <style:style style:name="P14" style:family="paragraph">
      <loext:graphic-properties draw:fill-color="#ef9a13" draw:opacity="59%"/>
      <style:paragraph-properties fo:text-align="center"/>
    </style:style>
    <style:style style:name="P15" style:family="paragraph">
      <loext:graphic-properties draw:fill-color="#ef9a13" draw:opacity="46%"/>
      <style:paragraph-properties fo:text-align="center"/>
    </style:style>
    <style:style style:name="P16" style:family="paragraph">
      <loext:graphic-properties draw:fill-color="#c8c8c8" draw:opacity="59%"/>
      <style:paragraph-properties fo:text-align="center"/>
    </style:style>
    <style:style style:name="P17" style:family="paragraph">
      <loext:graphic-properties draw:fill-color="#6b91c1" draw:opacity="59%"/>
      <style:paragraph-properties fo:text-align="center"/>
    </style:style>
    <style:style style:name="P18" style:family="paragraph">
      <loext:graphic-properties draw:fill-color="#c76496" draw:opacity="59%"/>
      <style:paragraph-properties fo:text-align="center"/>
    </style:style>
    <style:style style:name="P19" style:family="paragraph">
      <loext:graphic-properties draw:fill="none" draw:fill-color="#ffffff"/>
      <style:paragraph-properties style:writing-mode="lr-tb"/>
      <style:text-properties fo:color="#ffffff" fo:font-size="14pt" style:font-size-asian="14pt" style:font-size-complex="14pt"/>
    </style:style>
    <style:style style:name="P20" style:family="paragraph">
      <loext:graphic-properties draw:fill-color="#ffffff"/>
      <style:paragraph-properties style:writing-mode="lr-tb"/>
    </style:style>
    <style:style style:name="P21" style:family="paragraph">
      <loext:graphic-properties draw:fill="none" draw:fill-color="#ffffff" draw:opacity="100%"/>
      <style:paragraph-properties fo:margin-left="0cm" fo:margin-right="0cm" fo:margin-top="0cm" fo:margin-bottom="0cm" fo:line-height="100%" fo:text-indent="0cm" style:writing-mode="lr-tb"/>
      <style:text-properties fo:color="#dedce6" fo:font-size="20pt" fo:letter-spacing="0.112cm" fo:font-weight="bold" style:font-size-asian="20pt" style:font-size-complex="20pt"/>
    </style:style>
    <style:style style:name="P22" style:family="paragraph">
      <loext:graphic-properties draw:fill-color="#6b91c1" draw:opacity="62%"/>
      <style:paragraph-properties fo:text-align="center"/>
    </style:style>
    <style:style style:name="P23" style:family="paragraph">
      <style:paragraph-properties fo:text-align="center" style:writing-mode="lr-tb"/>
      <style:text-properties fo:color="#6b91c1" fo:font-size="12pt" style:font-size-asian="12pt" style:font-size-complex="12pt"/>
    </style:style>
    <style:style style:name="P24" style:family="paragraph">
      <loext:graphic-properties draw:fill="none"/>
      <style:paragraph-properties fo:text-align="center" style:writing-mode="lr-tb"/>
      <style:text-properties fo:color="#6b91c1" fo:font-size="12pt" style:font-size-asian="12pt" style:font-size-complex="12pt"/>
    </style:style>
    <style:style style:name="P25" style:family="paragraph">
      <loext:graphic-properties draw:fill-color="#6b91c1" draw:opacity="100%" draw:opacity-name="Transparency_20_36"/>
      <style:paragraph-properties fo:text-align="center"/>
    </style:style>
    <style:style style:name="P26" style:family="paragraph">
      <style:paragraph-properties fo:text-align="center" style:writing-mode="lr-tb"/>
      <style:text-properties fo:color="#6b91c1" fo:font-size="12pt" fo:background-color="transparent" style:font-size-asian="14pt" style:font-size-complex="14pt"/>
    </style:style>
    <style:style style:name="P27" style:family="paragraph">
      <loext:graphic-properties draw:fill="none" draw:opacity="24%"/>
      <style:paragraph-properties fo:text-align="center" style:writing-mode="lr-tb"/>
      <style:text-properties fo:color="#6b91c1" fo:font-size="12pt" fo:background-color="transparent" style:font-size-asian="14pt" style:font-size-complex="14pt"/>
    </style:style>
    <style:style style:name="P28" style:family="paragraph">
      <loext:graphic-properties draw:opacity="15%"/>
      <style:paragraph-properties fo:text-align="center"/>
    </style:style>
    <style:style style:name="P29" style:family="paragraph">
      <loext:graphic-properties draw:opacity="0%"/>
      <style:paragraph-properties fo:text-align="center"/>
    </style:style>
    <style:style style:name="P30" style:family="paragraph">
      <loext:graphic-properties draw:fill="solid" draw:opacity="0%"/>
      <style:paragraph-properties fo:text-align="center"/>
    </style:style>
    <style:style style:name="P31" style:family="paragraph">
      <style:paragraph-properties fo:text-align="center" style:writing-mode="lr-tb"/>
      <style:text-properties fo:color="#acb20c" fo:font-size="12pt" style:font-size-asian="12pt" style:font-size-complex="12pt"/>
    </style:style>
    <style:style style:name="P32" style:family="paragraph">
      <loext:graphic-properties draw:fill="none"/>
      <style:paragraph-properties fo:text-align="center" style:writing-mode="lr-tb"/>
      <style:text-properties fo:color="#acb20c" fo:font-size="12pt" style:font-size-asian="12pt" style:font-size-complex="12pt"/>
    </style:style>
    <style:style style:name="P33" style:family="paragraph">
      <loext:graphic-properties draw:fill="gradient" draw:fill-color="#6b91c1" draw:fill-gradient-name="Gradient_20_1" draw:opacity="100%" draw:opacity-name="Transparency_20_41"/>
      <style:paragraph-properties fo:text-align="center"/>
    </style:style>
    <style:style style:name="P34" style:family="paragraph">
      <style:paragraph-properties fo:text-align="center" style:writing-mode="lr-tb"/>
      <style:text-properties fo:color="#acb20c" fo:font-size="12pt" fo:background-color="transparent" style:font-size-asian="14pt" style:font-size-complex="14pt"/>
    </style:style>
    <style:style style:name="P35" style:family="paragraph">
      <loext:graphic-properties draw:fill="none" draw:opacity="24%"/>
      <style:paragraph-properties fo:text-align="center" style:writing-mode="lr-tb"/>
      <style:text-properties fo:color="#acb20c" fo:font-size="12pt" fo:background-color="transparent" style:font-size-asian="14pt" style:font-size-complex="14pt"/>
    </style:style>
    <style:style style:name="P36" style:family="paragraph">
      <loext:graphic-properties draw:fill-color="#ffff00" draw:opacity="100%" draw:opacity-name="Transparency_20_37"/>
      <style:paragraph-properties fo:text-align="center"/>
    </style:style>
    <style:style style:name="P37" style:family="paragraph">
      <loext:graphic-properties draw:fill-color="#ffff00" draw:opacity="11%"/>
      <style:paragraph-properties fo:text-align="center"/>
    </style:style>
    <style:style style:name="P38" style:family="paragraph">
      <loext:graphic-properties draw:fill="solid" draw:fill-color="#ffff00" draw:opacity="11%"/>
      <style:paragraph-properties fo:text-align="center"/>
    </style:style>
    <style:style style:name="P39" style:family="paragraph">
      <loext:graphic-properties draw:fill="none" draw:fill-color="#ffff00" draw:opacity="100%" draw:opacity-name="Transparency_20_36"/>
      <style:paragraph-properties fo:text-align="center"/>
    </style:style>
    <style:style style:name="P40" style:family="paragraph">
      <loext:graphic-properties draw:fill="none" draw:fill-color="#ffffff"/>
      <style:text-properties fo:background-color="#acb20c"/>
    </style:style>
    <style:style style:name="P41" style:family="paragraph">
      <loext:graphic-properties draw:fill-color="#cccccc" draw:opacity="28%"/>
      <style:paragraph-properties fo:text-align="center"/>
    </style:style>
    <style:style style:name="P42" style:family="paragraph">
      <loext:graphic-properties draw:fill="none" draw:fill-color="#ffffff"/>
      <style:paragraph-properties style:writing-mode="lr-tb"/>
    </style:style>
    <style:style style:name="T1" style:family="text">
      <style:text-properties fo:color="#ef9a13" fo:font-size="28pt" fo:letter-spacing="0.112cm" style:text-underline-style="none" fo:font-weight="bold" fo:background-color="transparent" style:font-size-asian="28pt" style:font-size-complex="28pt"/>
    </style:style>
    <style:style style:name="T2" style:family="text">
      <style:text-properties fo:color="#ef9a13" fo:font-size="26pt" fo:letter-spacing="0.112cm" style:text-underline-style="none" fo:font-weight="bold" fo:background-color="transparent" style:font-size-asian="26pt" style:font-size-complex="26pt"/>
    </style:style>
    <style:style style:name="T3" style:family="text">
      <style:text-properties fo:color="#ef9a13" fo:font-size="24pt" fo:letter-spacing="0.112cm" style:text-underline-style="none" fo:font-weight="bold" fo:background-color="transparent" style:font-size-asian="24pt" style:font-size-complex="24pt"/>
    </style:style>
    <style:style style:name="T4" style:family="text">
      <style:text-properties fo:color="#c8c8c8" fo:font-size="26pt" fo:letter-spacing="0.112cm" fo:font-weight="bold" style:font-size-asian="28pt" style:font-size-complex="28pt"/>
    </style:style>
    <style:style style:name="T5" style:family="text">
      <style:text-properties fo:color="#c8c8c8" fo:font-size="24pt" fo:letter-spacing="0.112cm" fo:font-weight="bold" style:font-size-asian="26pt" style:font-size-complex="26pt"/>
    </style:style>
    <style:style style:name="T6" style:family="text">
      <style:text-properties fo:color="#c8c8c8" fo:font-size="22pt" fo:letter-spacing="0.112cm" fo:font-weight="bold" style:font-size-asian="24pt" style:font-size-complex="24pt"/>
    </style:style>
    <style:style style:name="T7" style:family="text">
      <style:text-properties fo:color="#c8c8c8" fo:font-size="20pt" fo:letter-spacing="0.112cm" fo:font-weight="bold" style:font-size-asian="22pt" style:font-size-complex="22pt"/>
    </style:style>
    <style:style style:name="T8" style:family="text">
      <style:text-properties fo:color="#c8c8c8" fo:font-size="18pt" fo:letter-spacing="0.112cm" fo:font-weight="bold" style:font-size-asian="20pt" style:font-size-complex="20pt"/>
    </style:style>
    <style:style style:name="T9" style:family="text">
      <style:text-properties fo:color="#6b91c1" fo:font-size="22pt" fo:letter-spacing="0.056cm" fo:font-weight="bold" style:font-size-asian="22pt" style:font-size-complex="22pt"/>
    </style:style>
    <style:style style:name="T10" style:family="text">
      <style:text-properties fo:color="#6b91c1" fo:font-size="20pt" fo:letter-spacing="0.056cm" fo:font-weight="bold" style:font-size-asian="20pt" style:font-size-complex="20pt"/>
    </style:style>
    <style:style style:name="T11" style:family="text">
      <style:text-properties fo:color="#6b91c1" fo:font-size="18pt" fo:letter-spacing="0.056cm" fo:font-weight="bold" style:font-size-asian="18pt" style:font-size-complex="18pt"/>
    </style:style>
    <style:style style:name="T12" style:family="text">
      <style:text-properties fo:color="#6b91c1" fo:font-size="16pt" fo:letter-spacing="0.056cm" fo:font-weight="bold" style:font-size-asian="16pt" style:font-size-complex="16pt"/>
    </style:style>
    <style:style style:name="T13" style:family="text">
      <style:text-properties fo:color="#c7cdc9" fo:font-size="18pt" fo:letter-spacing="0.056cm" fo:font-weight="bold" style:font-size-asian="18pt" style:font-size-complex="18pt"/>
    </style:style>
    <style:style style:name="T14" style:family="text">
      <style:text-properties fo:color="#c7cdc9" fo:font-size="16pt" fo:letter-spacing="0.056cm" fo:font-weight="bold" style:font-size-asian="16pt" style:font-size-complex="16pt"/>
    </style:style>
    <style:style style:name="T15" style:family="text">
      <style:text-properties fo:color="#ef9a13" fo:font-size="11pt" fo:letter-spacing="0.056cm" fo:font-weight="bold" style:font-size-asian="11pt" style:font-size-complex="11pt"/>
    </style:style>
    <style:style style:name="T16" style:family="text">
      <style:text-properties fo:color="#c76496" fo:font-size="17pt" fo:letter-spacing="0.056cm" fo:font-weight="bold" style:font-size-asian="17pt" style:font-size-complex="17pt"/>
    </style:style>
    <style:style style:name="T17" style:family="text">
      <style:text-properties fo:color="#c76496" fo:font-size="16pt" fo:letter-spacing="0.056cm" fo:font-weight="bold" style:font-size-asian="16pt" style:font-size-complex="16pt"/>
    </style:style>
    <style:style style:name="T18" style:family="text">
      <style:text-properties fo:color="#c76496" fo:font-size="15pt" fo:letter-spacing="0.056cm" fo:font-weight="bold" style:font-size-asian="15pt" style:font-size-complex="15pt"/>
    </style:style>
    <style:style style:name="T19" style:family="text">
      <style:text-properties fo:color="#ef9a13" fo:font-size="20pt" fo:letter-spacing="0.112cm" style:text-underline-style="none" fo:font-weight="bold" fo:background-color="transparent" style:font-size-asian="20pt" style:font-size-complex="20pt"/>
    </style:style>
    <style:style style:name="T20" style:family="text">
      <style:text-properties fo:color="#ef9a13" fo:font-size="18pt" fo:letter-spacing="0.112cm" style:text-underline-style="none" fo:font-weight="bold" fo:background-color="transparent" style:font-size-asian="18pt" style:font-size-complex="18pt"/>
    </style:style>
    <style:style style:name="T21" style:family="text">
      <style:text-properties fo:color="#ef9a13" fo:font-size="16pt" fo:letter-spacing="0.112cm" style:text-underline-style="none" fo:font-weight="bold" fo:background-color="transparent" style:font-size-asian="16pt" style:font-size-complex="16pt"/>
    </style:style>
    <style:style style:name="T22" style:family="text">
      <style:text-properties fo:color="#c8c8c8" fo:font-size="20pt" fo:letter-spacing="0.112cm" fo:font-weight="bold" style:font-size-asian="20pt" style:font-size-complex="20pt"/>
    </style:style>
    <style:style style:name="T23" style:family="text">
      <style:text-properties fo:color="#c8c8c8" fo:font-size="16pt" fo:letter-spacing="0.112cm" fo:font-weight="bold" style:font-size-asian="16pt" style:font-size-complex="16pt"/>
    </style:style>
    <style:style style:name="T24" style:family="text">
      <style:text-properties fo:color="#6b91c1" fo:font-size="22pt" fo:font-weight="bold" style:font-size-asian="22pt" style:font-size-complex="22pt"/>
    </style:style>
    <style:style style:name="T25" style:family="text">
      <style:text-properties fo:color="#6b91c1" fo:font-size="24pt" fo:font-weight="normal" style:font-size-asian="24pt" style:font-weight-asian="normal" style:font-size-complex="24pt" style:font-weight-complex="normal"/>
    </style:style>
    <style:style style:name="T26" style:family="text">
      <style:text-properties fo:color="#6b91c1" fo:font-size="18pt" fo:font-weight="bold" style:font-size-asian="18pt" style:font-size-complex="18pt"/>
    </style:style>
    <style:style style:name="T27" style:family="text">
      <style:text-properties fo:color="#6b91c1" fo:font-size="16pt" fo:font-weight="bold" style:font-size-asian="16pt" style:font-size-complex="16pt"/>
    </style:style>
    <style:style style:name="T28" style:family="text">
      <style:text-properties fo:color="#6b91c1" fo:font-size="15pt" fo:font-weight="bold" style:font-size-asian="15pt" style:font-size-complex="15pt"/>
    </style:style>
    <style:style style:name="T29" style:family="text">
      <style:text-properties fo:color="#c76496" fo:font-size="20pt" fo:letter-spacing="0.056cm" fo:font-weight="bold" style:font-size-asian="20pt" style:font-size-complex="20pt"/>
    </style:style>
    <style:style style:name="T30" style:family="text">
      <style:text-properties fo:color="#c76496" fo:font-size="18pt" fo:letter-spacing="0.056cm" fo:font-weight="bold" style:font-size-asian="18pt" style:font-size-complex="18pt"/>
    </style:style>
    <style:style style:name="T31" style:family="text">
      <style:text-properties fo:color="#ffffff" fo:font-size="14pt" style:font-size-asian="14pt" style:font-size-complex="14pt"/>
    </style:style>
    <style:style style:name="T32" style:family="text">
      <style:text-properties fo:color="#dedce6" fo:font-size="20pt" fo:letter-spacing="0.056cm" fo:font-weight="bold" style:font-size-asian="20pt" style:font-size-complex="20pt"/>
    </style:style>
    <style:style style:name="T33" style:family="text">
      <style:text-properties fo:color="#6b91c1" fo:font-size="12pt" style:font-size-asian="12pt" style:font-size-complex="12pt"/>
    </style:style>
    <style:style style:name="T34" style:family="text">
      <style:text-properties fo:color="#6b91c1" fo:font-size="12pt" fo:background-color="transparent" style:font-size-asian="14pt" style:font-size-complex="14pt"/>
    </style:style>
    <style:style style:name="T35" style:family="text">
      <style:text-properties fo:font-size="12pt" style:font-size-asian="12pt" style:font-size-complex="12pt"/>
    </style:style>
    <style:style style:name="T36" style:family="text">
      <style:text-properties fo:font-size="12pt" fo:background-color="transparent" style:font-size-asian="14pt" style:font-size-complex="14pt"/>
    </style:style>
    <style:style style:name="T37" style:family="text">
      <style:text-properties fo:background-color="#acb20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frame draw:style-name="gr1" draw:text-style-name="P1" draw:layer="layout" svg:width="9.943cm" svg:height="21.005cm" svg:x="0cm" svg:y="-0.016cm">
            <draw:image xlink:href="Pictures/1000020100000438000008E83E729BC5ACC970DE.png" xlink:type="simple" xlink:show="embed" xlink:actuate="onLoad" loext:mime-type="image/png">
              <text:p/>
            </draw:image>
          </draw:frame>
          <draw:polygon draw:style-name="gr2" draw:text-style-name="P2" draw:layer="layout" svg:width="8.632cm" svg:height="19.309cm" svg:x="1.016cm" svg:y="1.27cm" svg:viewBox="0 0 8633 19310" draw:points="507,19310 507,9199 520,8655 0,0 8633,255 8633,19310">
            <text:p/>
          </draw:polygon>
        </draw:g>
        <draw:frame draw:style-name="gr3" draw:text-style-name="P3" draw:layer="layout" svg:width="8.525cm" svg:height="1.486cm" svg:x="0.915cm" svg:y="10.901cm">
          <draw:text-box>
            <text:p><text:span text:style-name="T1">m</text:span><text:span text:style-name="T2">ed</text:span><text:span text:style-name="T3">itation</text:span></text:p>
          </draw:text-box>
        </draw:frame>
        <draw:frame draw:style-name="gr4" draw:text-style-name="P4" draw:layer="layout" svg:width="7.172cm" svg:height="1.276cm" svg:x="2.523cm" svg:y="12.928cm">
          <draw:text-box>
            <text:p><text:span text:style-name="T4">a</text:span><text:span text:style-name="T5">n</text:span><text:span text:style-name="T6">dr</text:span><text:span text:style-name="T7">o</text:span><text:span text:style-name="T8">id</text:span></text:p>
          </draw:text-box>
        </draw:frame>
        <draw:frame draw:style-name="gr5" draw:text-style-name="P6" draw:layer="layout" svg:width="5.91cm" svg:height="1.276cm" svg:x="3.992cm" svg:y="14.92cm">
          <draw:text-box>
            <text:p text:style-name="P5"><text:span text:style-name="T9">Tra</text:span><text:span text:style-name="T10">nsfo</text:span><text:span text:style-name="T11">r</text:span><text:span text:style-name="T12">mer</text:span></text:p>
          </draw:text-box>
        </draw:frame>
        <draw:frame draw:style-name="gr6" draw:text-style-name="P7" draw:layer="layout" svg:width="3.317cm" svg:height="0.962cm" svg:x="6.124cm" svg:y="16.79cm">
          <draw:text-box>
            <text:p><text:span text:style-name="T13">Ko</text:span><text:span text:style-name="T14">tlin</text:span></text:p>
          </draw:text-box>
        </draw:frame>
        <draw:frame draw:style-name="gr7" draw:text-style-name="P8" draw:layer="layout" svg:width="2.285cm" svg:height="0.839cm" svg:x="7.785cm" svg:y="20.017cm">
          <draw:text-box>
            <text:p><text:span text:style-name="T15">sleep</text:span></text:p>
          </draw:text-box>
        </draw:frame>
        <draw:frame draw:style-name="gr8" draw:text-style-name="P9" draw:layer="layout" svg:width="2.055cm" svg:height="0.924cm" svg:x="7.339cm" svg:y="18.553cm">
          <draw:text-box>
            <text:p><text:span text:style-name="T16">b</text:span><text:span text:style-name="T17">as</text:span><text:span text:style-name="T18">s</text:span></text:p>
          </draw:text-box>
        </draw:frame>
        <draw:g>
          <draw:g>
            <draw:frame draw:style-name="gr1" draw:text-style-name="P1" draw:layer="layout" svg:width="9.943cm" svg:height="21.005cm" svg:x="11.132cm" svg:y="-0.014cm">
              <draw:image xlink:href="Pictures/1000020100000438000008E83E729BC5ACC970DE.png" xlink:type="simple" xlink:show="embed" xlink:actuate="onLoad" loext:mime-type="image/png">
                <text:p/>
              </draw:image>
            </draw:frame>
            <draw:path draw:style-name="gr2" draw:text-style-name="P2" draw:layer="layout" svg:width="8.682cm" svg:height="19.818cm" svg:x="12.098cm" svg:y="0.763cm" svg:viewBox="0 0 8683 19819" svg:d="M558 19819c-13-2234 0-4373 0-6606 82-642-769-11057-508-11689 783-1892 4136-250 4063-1524 1438 0 2624 508 4062 508 0 4150 508 15160 508 19311-1438 0-6687 0-8125 0z">
              <text:p/>
            </draw:path>
          </draw:g>
          <draw:frame draw:style-name="gr9" draw:text-style-name="P10" draw:layer="layout" svg:width="3.509cm" svg:height="1.487cm" svg:x="14.733cm" svg:y="1.671cm">
            <draw:text-box>
              <text:p><text:span text:style-name="T19">h</text:span><text:span text:style-name="T20">e</text:span><text:span text:style-name="T21">al</text:span><text:span text:style-name="T20">t</text:span><text:span text:style-name="T21">h</text:span></text:p>
            </draw:text-box>
          </draw:frame>
          <draw:frame draw:style-name="gr4" draw:text-style-name="P11" draw:layer="layout" svg:width="3.465cm" svg:height="1.276cm" svg:x="17.61cm" svg:y="3.45cm">
            <draw:text-box>
              <text:p><text:span text:style-name="T22">co</text:span><text:span text:style-name="T23">ding</text:span></text:p>
            </draw:text-box>
          </draw:frame>
          <draw:frame draw:style-name="gr10" draw:text-style-name="P6" draw:layer="layout" svg:width="4.126cm" svg:height="1.276cm" svg:x="11.83cm" svg:y="2.988cm">
            <draw:text-box>
              <text:p text:style-name="P5"><text:span text:style-name="T24">T</text:span><text:span text:style-name="T25">h</text:span><text:span text:style-name="T26">e</text:span><text:span text:style-name="T27">o</text:span><text:span text:style-name="T28">ry</text:span></text:p>
            </draw:text-box>
          </draw:frame>
          <draw:frame draw:style-name="gr11" draw:text-style-name="P12" draw:layer="layout" svg:width="2.903cm" svg:height="1.039cm" svg:x="13.553cm" svg:y="4.766cm">
            <draw:text-box>
              <text:p><text:span text:style-name="T29">m</text:span><text:span text:style-name="T30">u</text:span><text:span text:style-name="T17">s</text:span><text:span text:style-name="T18">i</text:span><text:span text:style-name="T17">c</text:span></text:p>
            </draw:text-box>
          </draw:frame>
        </draw:g>
        <draw:g>
          <draw:polygon draw:style-name="gr12" draw:text-style-name="P13" draw:layer="layout" svg:width="7cm" svg:height="7.014cm" svg:x="1.359cm" svg:y="1.905cm" svg:viewBox="0 0 7001 7015" draw:points="6408,5150 6372,5198 6329,5244 6229,5329 6108,5405 5972,5475 5823,5538 5340,5735 4391,5793 3619,5735 2519,5338 2427,5267 2317,5176 2083,4971 1784,4637 1718,4525 1645,4388 1570,4230 1494,4053 1436,3691 1474,3349 1505,3001 1730,2573 1857,2399 2132,1988 2611,1580 3085,1580 3797,1580 4509,1873 4984,2399 5221,3218 5043,3804 4747,4213 4213,4447 3738,4447 3501,4330 3560,3921 3738,3979 4153,4096 4405,4038 4569,3921 4747,3277 4509,2575 3857,2282 3382,2341 3145,2516 2907,2809 2670,3277 2789,3979 3204,4565 4094,4916 5281,4565 5815,3570 5755,2575 5221,1697 3949,1138 2717,1199 2222,1388 2013,1664 1917,1785 1531,2213 1419,2378 1219,2696 1111,3095 1118,3246 1132,3403 1167,3678 1217,3943 1298,4173 1383,4393 1458,4573 1512,4666 1648,4892 1776,5100 1819,5171 1959,5361 2047,5442 2150,5527 2262,5608 2729,5843 2967,5940 3204,6037 3441,6145 3326,7015 3094,6992 2865,6955 2639,6903 2416,6836 2199,6756 1986,6661 1780,6552 1581,6430 1392,6296 1212,6151 1043,5994 884,5827 736,5650 601,5463 477,5267 367,5063 270,4854 189,4639 121,4420 68,4197 31,3970 8,3742 0,3511 8,3281 31,3052 68,2826 121,2602 189,2383 270,2169 367,1959 477,1756 601,1560 736,1373 884,1196 1043,1028 1212,872 1392,726 1581,592 1780,470 1986,362 2199,267 2416,186 2639,120 2865,67 3094,30 3326,8 3560,0 3794,10 4026,39 4255,86 4482,148 4704,224 4921,314 5134,416 5340,527 5536,651 5719,792 5890,947 6049,1115 6197,1293 6335,1480 6465,1674 6586,1873 6642,1979 6694,2096 6783,2354 6855,2626 6911,2892 6980,3330 7001,3511 6859,4236 6803,4456 6776,4542 6749,4616 6721,4680 6690,4739 6618,4853">
            <text:p/>
          </draw:polygon>
          <draw:path draw:style-name="gr13" draw:text-style-name="P14" draw:layer="layout" svg:width="1.949cm" svg:height="1.66cm" svg:x="2.34cm" svg:y="7.105cm" svg:viewBox="0 0 1950 1661" svg:d="M1530 1661c-599-222-1267-625-1530-951 254-226 558-417 851-710 209 283 679 562 1099 739-254 594-251 583-420 922z">
            <text:p/>
          </draw:path>
          <draw:polygon draw:style-name="gr14" draw:text-style-name="P15" draw:layer="layout" svg:width="3.169cm" svg:height="2.866cm" svg:x="3.41cm" svg:y="3.485cm" svg:viewBox="0 0 3170 2867" draw:points="2933,819 3170,1638 2992,2224 2696,2633 2162,2867 1687,2867 1450,2750 1509,2341 2102,2516 2354,2458 2518,2341 2696,1697 2458,995 1806,702 1331,761 1094,936 872,1199 0,519 560,0 1746,0 2458,293">
            <text:p/>
          </draw:polygon>
          <draw:polygon draw:style-name="gr15" draw:text-style-name="P16" draw:layer="layout" svg:width="1.76cm" svg:height="3.864cm" svg:x="1.366cm" svg:y="3.177cm" svg:viewBox="0 0 1761 3865" draw:points="380,3865 0,2469 41,1612 317,766 805,0 1761,682 1524,941 1212,1423 1100,1871 1229,2714 1483,3393">
            <text:p/>
          </draw:polygon>
          <draw:polygon draw:style-name="gr13" draw:text-style-name="P14" draw:layer="layout" svg:width="1.604cm" svg:height="1.483cm" svg:x="2.191cm" svg:y="2.375cm" svg:viewBox="0 0 1605 1484" draw:points="935,1484 0,836 210,558 442,345 947,0 1605,841 1390,918">
            <text:p/>
          </draw:polygon>
          <draw:polygon draw:style-name="gr16" draw:text-style-name="P17" draw:layer="layout" svg:width="3.477cm" svg:height="1.611cm" svg:x="3.613cm" svg:y="1.905cm" svg:viewBox="0 0 3478 1612" draw:points="424,1187 0,254 933,0 2001,85 3185,554 3478,848 2799,1612 1694,1138">
            <text:p/>
          </draw:polygon>
          <draw:polygon draw:style-name="gr17" draw:text-style-name="P18" draw:layer="layout" svg:width="1.526cm" svg:height="2.181cm" svg:x="2.765cm" svg:y="4.45cm" svg:viewBox="0 0 1527 2182" draw:points="88,1508 0,1103 85,848 85,509 362,0 1357,509 1272,679 1272,1018 1357,1442 1527,1781 446,2182">
            <text:p/>
          </draw:polygon>
          <draw:polygon draw:style-name="gr15" draw:text-style-name="P16" draw:layer="layout" svg:width="1.449cm" svg:height="2.18cm" draw:transform="skewX (-0.000523598775598288) rotate (-3.05938764582086) translate (8.3329507598275cm 5.29784296484683cm)" svg:viewBox="0 0 1450 2181" draw:points="640,2181 485,1998 189,1462 105,1051 13,512 0,0 1153,95 1147,916 1386,1391 1450,1651">
            <text:p/>
          </draw:polygon>
          <draw:polygon draw:style-name="gr15" draw:text-style-name="P16" draw:layer="layout" svg:width="1.506cm" svg:height="2.271cm" draw:transform="rotate (2.33123628188883) translate (7.02129723097796cm 7.78255963200544cm)" svg:viewBox="0 0 1507 2272" draw:points="255,1860 126,1503 0,920 99,424 269,0 1298,394 1215,628 1313,994 1507,1529 565,2272">
            <text:p/>
          </draw:polygon>
          <draw:polygon draw:style-name="gr13" draw:text-style-name="P14" draw:layer="layout" svg:width="2.127cm" svg:height="1.936cm" draw:transform="skewX (0.000872664625997128) rotate (0.562345084992573) translate (4.11473924629301cm 7.0023528778418cm)" svg:viewBox="0 0 2128 1937" draw:points="1917,1937 1106,1545 391,1000 0,491 811,0 1250,577 1677,690 1971,772 2128,824 2040,1441">
            <text:p/>
          </draw:polygon>
        </draw:g>
        <draw:g>
          <draw:polygon draw:style-name="gr12" draw:text-style-name="P13" draw:layer="layout" svg:width="9.942cm" svg:height="11.846cm" svg:x="11.132cm" svg:y="9.144cm" svg:viewBox="0 0 9943 11847" draw:points="9100,8697 9048,8779 8988,8856 8845,9000 8675,9129 8481,9247 8269,9353 7583,9686 6235,9784 5140,9686 3578,9016 3447,8895 3290,8741 2958,8396 2533,7832 2440,7642 2336,7410 2229,7143 2122,6846 2040,6234 2093,5656 2137,5068 2456,4345 2637,4052 3028,3358 3707,2668 4381,2668 5393,2668 6404,3163 7078,4052 7415,5436 7162,6424 6741,7116 5982,7511 5308,7511 4971,7314 5056,6622 5308,6721 5898,6918 6256,6820 6488,6622 6741,5534 6404,4349 5477,3854 4803,3953 4466,4250 4129,4744 3792,5534 3960,6721 4550,7709 5814,8302 7499,7709 8258,6029 8173,4349 7415,2866 5607,1922 3859,2025 3156,2345 2858,2811 2722,3015 2175,3738 2015,4016 1731,4553 1577,5227 1588,5483 1608,5748 1657,6212 1729,6659 1844,7048 1964,7420 2071,7723 2147,7881 2340,8262 2522,8613 2584,8734 2782,9055 2907,9191 3053,9335 3212,9472 3876,9868 4213,10031 4550,10196 4887,10378 4724,11847 4394,11810 4069,11746 3747,11658 3431,11546 3122,11410 2821,11249 2528,11066 2246,10860 1977,10634 1722,10388 1481,10123 1255,9841 1046,9542 853,9226 677,8895 521,8552 384,8198 268,7836 172,7465 97,7088 44,6706 11,6320 0,5930 11,5541 44,5155 97,4772 172,4395 268,4025 384,3663 521,3309 677,2965 853,2634 1046,2319 1255,2020 1481,1737 1721,1472 1977,1226 2246,1000 2528,794 2821,611 3122,451 3431,314 3747,202 4069,114 4394,51 4724,13 5056,0 5387,17 5717,66 6043,144 6365,249 6680,379 6989,531 7290,702 7583,890 7862,1100 8122,1338 8364,1600 8590,1883 8801,2184 8997,2500 9181,2828 9353,3163 9432,3343 9506,3541 9632,3976 9735,4434 9814,4885 9913,5625 9943,5930 9740,7155 9661,7527 9623,7672 9585,7796 9544,7905 9500,8004 9398,8196">
            <text:p/>
          </draw:polygon>
          <draw:path draw:style-name="gr13" draw:text-style-name="P14" draw:layer="layout" svg:width="2.768cm" svg:height="2.805cm" svg:x="12.526cm" svg:y="17.927cm" svg:viewBox="0 0 2769 2806" svg:d="M2172 2806c-850-375-1798-1056-2172-1606 361-382 793-705 1209-1200 296 478 963 949 1560 1248-361 1003-356 985-597 1558z">
            <text:p/>
          </draw:path>
          <draw:polygon draw:style-name="gr14" draw:text-style-name="P15" draw:layer="layout" svg:width="4.501cm" svg:height="4.842cm" svg:x="14.045cm" svg:y="11.812cm" svg:viewBox="0 0 4502 4843" draw:points="4165,1384 4502,2767 4249,3756 3828,4447 3070,4843 2396,4843 2058,4645 2143,3953 2985,4250 3343,4151 3576,3953 3828,2866 3491,1680 2564,1186 1890,1285 1553,1581 1239,2024 0,877 795,0 2480,0 3491,494">
            <text:p/>
          </draw:polygon>
          <draw:polygon draw:style-name="gr15" draw:text-style-name="P16" draw:layer="layout" svg:width="2.499cm" svg:height="6.527cm" svg:x="11.143cm" svg:y="11.293cm" svg:viewBox="0 0 2500 6528" draw:points="540,6528 0,4171 59,2722 451,1294 1143,0 2500,1151 2164,1589 1721,2404 1562,3160 1745,4584 2107,5730">
            <text:p/>
          </draw:polygon>
          <draw:polygon draw:style-name="gr13" draw:text-style-name="P14" draw:layer="layout" svg:width="2.278cm" svg:height="2.505cm" svg:x="12.315cm" svg:y="9.938cm" svg:viewBox="0 0 2279 2506" draw:points="1328,2506 0,1411 298,943 627,582 1345,0 2279,1420 1973,1550">
            <text:p/>
          </draw:polygon>
          <draw:polygon draw:style-name="gr16" draw:text-style-name="P17" draw:layer="layout" svg:width="4.938cm" svg:height="2.721cm" svg:x="14.334cm" svg:y="9.144cm" svg:viewBox="0 0 4939 2722" draw:points="602,2006 0,430 1325,0 2841,144 4524,936 4939,1433 3975,2722 2406,1922">
            <text:p/>
          </draw:polygon>
          <draw:polygon draw:style-name="gr17" draw:text-style-name="P18" draw:layer="layout" svg:width="2.167cm" svg:height="3.685cm" svg:x="13.129cm" svg:y="13.442cm" svg:viewBox="0 0 2168 3686" draw:points="125,2548 0,1862 120,1433 120,860 514,0 1927,860 1807,1146 1807,1719 1927,2435 2168,3008 634,3686">
            <text:p/>
          </draw:polygon>
          <draw:polygon draw:style-name="gr15" draw:text-style-name="P16" draw:layer="layout" svg:width="2.061cm" svg:height="3.677cm" draw:transform="skewX (0.0282743338823081) rotate (-3.04367968255291) translate (21.0365870607955cm 14.874274320808cm)" svg:viewBox="0 0 2062 3678" draw:points="910,3678 690,3369 269,2467 150,1773 18,863 0,0 1640,161 1632,1544 1972,2346 2062,2786">
            <text:p/>
          </draw:polygon>
          <draw:polygon draw:style-name="gr15" draw:text-style-name="P16" draw:layer="layout" svg:width="2.359cm" svg:height="3.478cm" draw:transform="skewX (-0.172613063022239) rotate (2.2457151485411) translate (19.1744885070697cm 19.071361213589cm)" svg:viewBox="0 0 2360 3479" draw:points="399,2847 197,2301 0,1408 156,649 422,0 2035,604 1903,962 2058,1522 2360,2341 884,3479">
            <text:p/>
          </draw:polygon>
          <draw:polygon draw:style-name="gr13" draw:text-style-name="P14" draw:layer="layout" svg:width="3.193cm" svg:height="3.094cm" draw:transform="skewX (0.156556033903891) rotate (0.64315382935991) translate (15.0461639830404cm 17.7530821433375cm)" svg:viewBox="0 0 3194 3095" draw:points="2877,3095 1661,2467 588,1597 0,785 1217,0 1876,922 2517,1103 2960,1233 3194,1317 3063,2302">
            <text:p/>
          </draw:polygon>
        </draw:g>
        <draw:frame draw:style-name="gr18" draw:text-style-name="P19" draw:layer="layout" svg:width="3.182cm" svg:height="0.806cm" svg:x="15.24cm" svg:y="9.906cm">
          <draw:text-box>
            <text:p><text:span text:style-name="T31">Transformer</text:span></text:p>
          </draw:text-box>
        </draw:frame>
        <draw:frame draw:style-name="gr19" draw:text-style-name="P19" draw:layer="layout" svg:width="2.788cm" svg:height="0.806cm" svg:x="11.43cm" svg:y="10.487cm">
          <draw:text-box>
            <text:p><text:span text:style-name="T31">meditation</text:span></text:p>
          </draw:text-box>
        </draw:frame>
        <draw:frame draw:style-name="gr20" draw:text-style-name="P19" draw:layer="layout" svg:width="2.073cm" svg:height="0.806cm" svg:x="19.002cm" svg:y="12.91cm">
          <draw:text-box>
            <text:p><text:span text:style-name="T31">Docker</text:span></text:p>
          </draw:text-box>
        </draw:frame>
        <draw:frame draw:style-name="gr21" draw:text-style-name="P19" draw:layer="layout" svg:width="1.742cm" svg:height="0.806cm" svg:x="18.803cm" svg:y="16.91cm">
          <draw:text-box>
            <text:p><text:span text:style-name="T31">Kotlin</text:span></text:p>
          </draw:text-box>
        </draw:frame>
        <draw:frame draw:style-name="gr22" draw:text-style-name="P19" draw:layer="layout" svg:width="2.018cm" svg:height="1.361cm" svg:x="16.203cm" svg:y="17.51cm">
          <draw:text-box>
            <text:p><text:span text:style-name="T31">10 000</text:span></text:p>
            <text:p><text:span text:style-name="T31">steps</text:span></text:p>
          </draw:text-box>
        </draw:frame>
        <draw:frame draw:style-name="gr23" draw:text-style-name="P19" draw:layer="layout" svg:width="2.288cm" svg:height="1.361cm" svg:x="12.968cm" svg:y="18.742cm">
          <draw:text-box>
            <text:p><text:span text:style-name="T31">morning</text:span></text:p>
            <text:p><text:span text:style-name="T31"><text:s text:c="3"/></text:span><text:span text:style-name="T31">sun</text:span></text:p>
          </draw:text-box>
        </draw:frame>
        <draw:frame draw:style-name="gr24" draw:text-style-name="P19" draw:layer="layout" svg:width="1.687cm" svg:height="0.806cm" svg:x="15.276cm" svg:y="12.148cm">
          <draw:text-box>
            <text:p><text:span text:style-name="T31">sleep</text:span></text:p>
          </draw:text-box>
        </draw:frame>
        <draw:frame draw:style-name="gr25" draw:text-style-name="P19" draw:layer="layout" svg:width="1.552cm" svg:height="0.806cm" svg:x="13.244cm" svg:y="14.942cm">
          <draw:text-box>
            <text:p><text:span text:style-name="T31">bass</text:span></text:p>
          </draw:text-box>
        </draw:frame>
        <draw:frame draw:style-name="gr26" draw:text-style-name="P19" draw:layer="layout" svg:width="2.153cm" svg:height="0.806cm" svg:x="11.132cm" svg:y="14.434cm">
          <draw:text-box>
            <text:p><text:span text:style-name="T31">android</text:span></text:p>
          </draw:text-box>
        </draw:frame>
        <presentation:notes draw:style-name="dp2">
          <draw:page-thumbnail draw:style-name="gr27" draw:layer="layout" svg:width="19.798cm" svg:height="11.136cm" svg:x="0.6cm" svg:y="2.257cm" draw:page-number="1" presentation:class="page"/>
          <draw:frame presentation:style-name="pr1" draw:text-style-name="P20"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g>
          <draw:frame draw:style-name="gr1" draw:text-style-name="P1" draw:layer="layout" svg:width="9.943cm" svg:height="21.005cm" svg:x="0cm" svg:y="-0.016cm">
            <draw:image xlink:href="Pictures/1000020100000438000008E83E729BC5ACC970DE.png" xlink:type="simple" xlink:show="embed" xlink:actuate="onLoad" loext:mime-type="image/png">
              <text:p/>
            </draw:image>
          </draw:frame>
          <draw:polygon draw:style-name="gr2" draw:text-style-name="P2" draw:layer="layout" svg:width="8.632cm" svg:height="19.309cm" svg:x="1.016cm" svg:y="1.27cm" svg:viewBox="0 0 8633 19310" draw:points="507,19310 507,9199 520,8655 0,0 8633,255 8633,19310">
            <text:p/>
          </draw:polygon>
        </draw:g>
        <draw:frame draw:style-name="gr3" draw:text-style-name="P3" draw:layer="layout" svg:width="8.525cm" svg:height="1.486cm" svg:x="0.915cm" svg:y="10.901cm">
          <draw:text-box>
            <text:p><text:span text:style-name="T1">m</text:span><text:span text:style-name="T2">ed</text:span><text:span text:style-name="T3">itation</text:span></text:p>
          </draw:text-box>
        </draw:frame>
        <draw:frame draw:style-name="gr4" draw:text-style-name="P4" draw:layer="layout" svg:width="7.172cm" svg:height="1.276cm" svg:x="2.523cm" svg:y="12.928cm">
          <draw:text-box>
            <text:p><text:span text:style-name="T4">a</text:span><text:span text:style-name="T5">n</text:span><text:span text:style-name="T6">dr</text:span><text:span text:style-name="T7">o</text:span><text:span text:style-name="T8">id</text:span></text:p>
          </draw:text-box>
        </draw:frame>
        <draw:frame draw:style-name="gr28" draw:text-style-name="P6" draw:layer="layout" svg:width="5.91cm" svg:height="1.276cm" svg:x="3.992cm" svg:y="14.92cm">
          <draw:text-box>
            <text:p text:style-name="P5"><text:span text:style-name="T9">Tra</text:span><text:span text:style-name="T10">nsfo</text:span><text:span text:style-name="T11">r</text:span><text:span text:style-name="T12">mer</text:span></text:p>
          </draw:text-box>
        </draw:frame>
        <draw:frame draw:style-name="gr6" draw:text-style-name="P7" draw:layer="layout" svg:width="3.317cm" svg:height="0.962cm" svg:x="6.124cm" svg:y="16.79cm">
          <draw:text-box>
            <text:p><text:span text:style-name="T13">Ko</text:span><text:span text:style-name="T14">tlin</text:span></text:p>
          </draw:text-box>
        </draw:frame>
        <draw:frame draw:style-name="gr7" draw:text-style-name="P8" draw:layer="layout" svg:width="2.285cm" svg:height="0.839cm" svg:x="7.785cm" svg:y="20.017cm">
          <draw:text-box>
            <text:p><text:span text:style-name="T15">sleep</text:span></text:p>
          </draw:text-box>
        </draw:frame>
        <draw:frame draw:style-name="gr8" draw:text-style-name="P9" draw:layer="layout" svg:width="2.055cm" svg:height="0.924cm" svg:x="7.339cm" svg:y="18.553cm">
          <draw:text-box>
            <text:p><text:span text:style-name="T16">b</text:span><text:span text:style-name="T17">as</text:span><text:span text:style-name="T18">s</text:span></text:p>
          </draw:text-box>
        </draw:frame>
        <draw:g>
          <draw:g>
            <draw:frame draw:style-name="gr1" draw:text-style-name="P1" draw:layer="layout" svg:width="9.943cm" svg:height="21.005cm" svg:x="11.132cm" svg:y="-0.014cm">
              <draw:image xlink:href="Pictures/1000020100000438000008E83E729BC5ACC970DE.png" xlink:type="simple" xlink:show="embed" xlink:actuate="onLoad" loext:mime-type="image/png">
                <text:p/>
              </draw:image>
            </draw:frame>
            <draw:path draw:style-name="gr2" draw:text-style-name="P2" draw:layer="layout" svg:width="8.682cm" svg:height="19.818cm" svg:x="12.098cm" svg:y="0.763cm" svg:viewBox="0 0 8683 19819" svg:d="M558 19819c-13-2234 0-4373 0-6606 82-642-769-11057-508-11689 783-1892 4136-250 4063-1524 1438 0 2624 508 4062 508 0 4150 508 15160 508 19311-1438 0-6687 0-8125 0z">
              <text:p/>
            </draw:path>
          </draw:g>
          <draw:frame draw:style-name="gr9" draw:text-style-name="P10" draw:layer="layout" svg:width="3.509cm" svg:height="1.487cm" svg:x="14.733cm" svg:y="1.671cm">
            <draw:text-box>
              <text:p><text:span text:style-name="T19">h</text:span><text:span text:style-name="T20">e</text:span><text:span text:style-name="T21">al</text:span><text:span text:style-name="T20">t</text:span><text:span text:style-name="T21">h</text:span></text:p>
            </draw:text-box>
          </draw:frame>
          <draw:frame draw:style-name="gr4" draw:text-style-name="P11" draw:layer="layout" svg:width="3.465cm" svg:height="1.276cm" svg:x="17.61cm" svg:y="3.45cm">
            <draw:text-box>
              <text:p><text:span text:style-name="T22">co</text:span><text:span text:style-name="T23">ding</text:span></text:p>
            </draw:text-box>
          </draw:frame>
          <draw:frame draw:style-name="gr29" draw:text-style-name="P6" draw:layer="layout" svg:width="4.126cm" svg:height="1.276cm" svg:x="11.83cm" svg:y="2.988cm">
            <draw:text-box>
              <text:p text:style-name="P5"><text:span text:style-name="T24">T</text:span><text:span text:style-name="T25">h</text:span><text:span text:style-name="T26">e</text:span><text:span text:style-name="T27">o</text:span><text:span text:style-name="T28">ry</text:span></text:p>
            </draw:text-box>
          </draw:frame>
          <draw:frame draw:style-name="gr11" draw:text-style-name="P12" draw:layer="layout" svg:width="2.903cm" svg:height="1.039cm" svg:x="13.553cm" svg:y="4.766cm">
            <draw:text-box>
              <text:p><text:span text:style-name="T29">m</text:span><text:span text:style-name="T30">u</text:span><text:span text:style-name="T17">s</text:span><text:span text:style-name="T18">i</text:span><text:span text:style-name="T17">c</text:span></text:p>
            </draw:text-box>
          </draw:frame>
        </draw:g>
        <draw:g>
          <draw:polygon draw:style-name="gr12" draw:text-style-name="P13" draw:layer="layout" svg:width="7cm" svg:height="7.014cm" svg:x="1.359cm" svg:y="1.905cm" svg:viewBox="0 0 7001 7015" draw:points="6408,5150 6372,5198 6329,5244 6229,5329 6108,5405 5972,5475 5823,5538 5340,5735 4391,5793 3619,5735 2519,5338 2427,5267 2317,5176 2083,4971 1784,4637 1718,4525 1645,4388 1570,4230 1494,4053 1436,3691 1474,3349 1505,3001 1730,2573 1857,2399 2132,1988 2611,1580 3085,1580 3797,1580 4509,1873 4984,2399 5221,3218 5043,3804 4747,4213 4213,4447 3738,4447 3501,4330 3560,3921 3738,3979 4153,4096 4405,4038 4569,3921 4747,3277 4509,2575 3857,2282 3382,2341 3145,2516 2907,2809 2670,3277 2789,3979 3204,4565 4094,4916 5281,4565 5815,3570 5755,2575 5221,1697 3949,1138 2717,1199 2222,1388 2013,1664 1917,1785 1531,2213 1419,2378 1219,2696 1111,3095 1118,3246 1132,3403 1167,3678 1217,3943 1298,4173 1383,4393 1458,4573 1512,4666 1648,4892 1776,5100 1819,5171 1959,5361 2047,5442 2150,5527 2262,5608 2729,5843 2967,5940 3204,6037 3441,6145 3326,7015 3094,6992 2865,6955 2639,6903 2416,6836 2199,6756 1986,6661 1780,6552 1581,6430 1392,6296 1212,6151 1043,5994 884,5827 736,5650 601,5463 477,5267 367,5063 270,4854 189,4639 121,4420 68,4197 31,3970 8,3742 0,3511 8,3281 31,3052 68,2826 121,2602 189,2383 270,2169 367,1959 477,1756 601,1560 736,1373 884,1196 1043,1028 1212,872 1392,726 1581,592 1780,470 1986,362 2199,267 2416,186 2639,120 2865,67 3094,30 3326,8 3560,0 3794,10 4026,39 4255,86 4482,148 4704,224 4921,314 5134,416 5340,527 5536,651 5719,792 5890,947 6049,1115 6197,1293 6335,1480 6465,1674 6586,1873 6642,1979 6694,2096 6783,2354 6855,2626 6911,2892 6980,3330 7001,3511 6859,4236 6803,4456 6776,4542 6749,4616 6721,4680 6690,4739 6618,4853">
            <text:p/>
          </draw:polygon>
          <draw:path draw:style-name="gr13" draw:text-style-name="P14" draw:layer="layout" svg:width="1.949cm" svg:height="1.66cm" svg:x="2.34cm" svg:y="7.105cm" svg:viewBox="0 0 1950 1661" svg:d="M1530 1661c-599-222-1267-625-1530-951 254-226 558-417 851-710 209 283 679 562 1099 739-254 594-251 583-420 922z">
            <text:p/>
          </draw:path>
          <draw:polygon draw:style-name="gr15" draw:text-style-name="P16" draw:layer="layout" svg:width="1.76cm" svg:height="3.864cm" svg:x="1.366cm" svg:y="3.177cm" svg:viewBox="0 0 1761 3865" draw:points="380,3865 0,2469 41,1612 317,766 805,0 1761,682 1524,941 1212,1423 1100,1871 1229,2714 1483,3393">
            <text:p/>
          </draw:polygon>
        </draw:g>
        <draw:g>
          <draw:polygon draw:style-name="gr12" draw:text-style-name="P13" draw:layer="layout" svg:width="9.942cm" svg:height="11.846cm" svg:x="11.132cm" svg:y="9.144cm" svg:viewBox="0 0 9943 11847" draw:points="9100,8697 9048,8779 8988,8856 8845,9000 8675,9129 8481,9247 8269,9353 7583,9686 6235,9784 5140,9686 3578,9016 3447,8895 3290,8741 2958,8396 2533,7832 2440,7642 2336,7410 2229,7143 2122,6846 2040,6234 2093,5656 2137,5068 2456,4345 2637,4052 3028,3358 3707,2668 4381,2668 5393,2668 6404,3163 7078,4052 7415,5436 7162,6424 6741,7116 5982,7511 5308,7511 4971,7314 5056,6622 5308,6721 5898,6918 6256,6820 6488,6622 6741,5534 6404,4349 5477,3854 4803,3953 4466,4250 4129,4744 3792,5534 3960,6721 4550,7709 5814,8302 7499,7709 8258,6029 8173,4349 7415,2866 5607,1922 3859,2025 3156,2345 2858,2811 2722,3015 2175,3738 2015,4016 1731,4553 1577,5227 1588,5483 1608,5748 1657,6212 1729,6659 1844,7048 1964,7420 2071,7723 2147,7881 2340,8262 2522,8613 2584,8734 2782,9055 2907,9191 3053,9335 3212,9472 3876,9868 4213,10031 4550,10196 4887,10378 4724,11847 4394,11810 4069,11746 3747,11658 3431,11546 3122,11410 2821,11249 2528,11066 2246,10860 1977,10634 1722,10388 1481,10123 1255,9841 1046,9542 853,9226 677,8895 521,8552 384,8198 268,7836 172,7465 97,7088 44,6706 11,6320 0,5930 11,5541 44,5155 97,4772 172,4395 268,4025 384,3663 521,3309 677,2965 853,2634 1046,2319 1255,2020 1481,1737 1721,1472 1977,1226 2246,1000 2528,794 2821,611 3122,451 3431,314 3747,202 4069,114 4394,51 4724,13 5056,0 5387,17 5717,66 6043,144 6365,249 6680,379 6989,531 7290,702 7583,890 7862,1100 8122,1338 8364,1600 8590,1883 8801,2184 8997,2500 9181,2828 9353,3163 9432,3343 9506,3541 9632,3976 9735,4434 9814,4885 9913,5625 9943,5930 9740,7155 9661,7527 9623,7672 9585,7796 9544,7905 9500,8004 9398,8196">
            <text:p/>
          </draw:polygon>
          <draw:path draw:style-name="gr13" draw:text-style-name="P14" draw:layer="layout" svg:width="2.768cm" svg:height="2.805cm" svg:x="12.526cm" svg:y="17.927cm" svg:viewBox="0 0 2769 2806" svg:d="M2172 2806c-850-375-1798-1056-2172-1606 361-382 793-705 1209-1200 296 478 963 949 1560 1248-361 1003-356 985-597 1558z">
            <text:p/>
          </draw:path>
          <draw:polygon draw:style-name="gr14" draw:text-style-name="P15" draw:layer="layout" svg:width="4.501cm" svg:height="4.842cm" svg:x="14.045cm" svg:y="11.812cm" svg:viewBox="0 0 4502 4843" draw:points="4165,1384 4502,2767 4249,3756 3828,4447 3070,4843 2396,4843 2058,4645 2143,3953 2985,4250 3343,4151 3576,3953 3828,2866 3491,1680 2564,1186 1890,1285 1553,1581 1239,2024 0,877 795,0 2480,0 3491,494">
            <text:p/>
          </draw:polygon>
          <draw:polygon draw:style-name="gr15" draw:text-style-name="P16" draw:layer="layout" svg:width="2.499cm" svg:height="6.527cm" svg:x="11.143cm" svg:y="11.293cm" svg:viewBox="0 0 2500 6528" draw:points="540,6528 0,4171 59,2722 451,1294 1143,0 2500,1151 2164,1589 1721,2404 1562,3160 1745,4584 2107,5730">
            <text:p/>
          </draw:polygon>
          <draw:polygon draw:style-name="gr13" draw:text-style-name="P14" draw:layer="layout" svg:width="2.278cm" svg:height="2.505cm" svg:x="12.315cm" svg:y="9.938cm" svg:viewBox="0 0 2279 2506" draw:points="1328,2506 0,1411 298,943 627,582 1345,0 2279,1420 1973,1550">
            <text:p/>
          </draw:polygon>
          <draw:polygon draw:style-name="gr16" draw:text-style-name="P17" draw:layer="layout" svg:width="4.938cm" svg:height="2.721cm" svg:x="14.334cm" svg:y="9.144cm" svg:viewBox="0 0 4939 2722" draw:points="602,2006 0,430 1325,0 2841,144 4524,936 4939,1433 3975,2722 2406,1922">
            <text:p/>
          </draw:polygon>
          <draw:polygon draw:style-name="gr17" draw:text-style-name="P18" draw:layer="layout" svg:width="2.167cm" svg:height="3.685cm" svg:x="13.129cm" svg:y="13.442cm" svg:viewBox="0 0 2168 3686" draw:points="125,2548 0,1862 120,1433 120,860 514,0 1927,860 1807,1146 1807,1719 1927,2435 2168,3008 634,3686">
            <text:p/>
          </draw:polygon>
          <draw:polygon draw:style-name="gr15" draw:text-style-name="P16" draw:layer="layout" svg:width="2.061cm" svg:height="3.677cm" draw:transform="skewX (0.0282743338823081) rotate (-3.04367968255291) translate (21.0365870607955cm 14.874274320808cm)" svg:viewBox="0 0 2062 3678" draw:points="910,3678 690,3369 269,2467 150,1773 18,863 0,0 1640,161 1632,1544 1972,2346 2062,2786">
            <text:p/>
          </draw:polygon>
          <draw:polygon draw:style-name="gr15" draw:text-style-name="P16" draw:layer="layout" svg:width="2.359cm" svg:height="3.478cm" draw:transform="skewX (-0.172613063022239) rotate (2.2457151485411) translate (19.1744885070697cm 19.071361213589cm)" svg:viewBox="0 0 2360 3479" draw:points="399,2847 197,2301 0,1408 156,649 422,0 2035,604 1903,962 2058,1522 2360,2341 884,3479">
            <text:p/>
          </draw:polygon>
          <draw:polygon draw:style-name="gr13" draw:text-style-name="P14" draw:layer="layout" svg:width="3.193cm" svg:height="3.094cm" draw:transform="skewX (0.156556033903891) rotate (0.64315382935991) translate (15.0461639830404cm 17.7530821433375cm)" svg:viewBox="0 0 3194 3095" draw:points="2877,3095 1661,2467 588,1597 0,785 1217,0 1876,922 2517,1103 2960,1233 3194,1317 3063,2302">
            <text:p/>
          </draw:polygon>
        </draw:g>
        <draw:frame draw:style-name="gr18" draw:text-style-name="P19" draw:layer="layout" svg:width="3.182cm" svg:height="0.806cm" svg:x="15.24cm" svg:y="9.906cm">
          <draw:text-box>
            <text:p><text:span text:style-name="T31">Transformer</text:span></text:p>
          </draw:text-box>
        </draw:frame>
        <draw:frame draw:style-name="gr19" draw:text-style-name="P19" draw:layer="layout" svg:width="2.788cm" svg:height="0.806cm" svg:x="11.43cm" svg:y="10.487cm">
          <draw:text-box>
            <text:p><text:span text:style-name="T31">meditation</text:span></text:p>
          </draw:text-box>
        </draw:frame>
        <draw:frame draw:style-name="gr20" draw:text-style-name="P19" draw:layer="layout" svg:width="2.073cm" svg:height="0.806cm" svg:x="19.002cm" svg:y="12.91cm">
          <draw:text-box>
            <text:p><text:span text:style-name="T31">Docker</text:span></text:p>
          </draw:text-box>
        </draw:frame>
        <draw:frame draw:style-name="gr21" draw:text-style-name="P19" draw:layer="layout" svg:width="1.742cm" svg:height="0.806cm" svg:x="18.803cm" svg:y="16.91cm">
          <draw:text-box>
            <text:p><text:span text:style-name="T31">Kotlin</text:span></text:p>
          </draw:text-box>
        </draw:frame>
        <draw:frame draw:style-name="gr22" draw:text-style-name="P19" draw:layer="layout" svg:width="2.018cm" svg:height="1.361cm" svg:x="16.203cm" svg:y="17.51cm">
          <draw:text-box>
            <text:p><text:span text:style-name="T31">10 000</text:span></text:p>
            <text:p><text:span text:style-name="T31">steps</text:span></text:p>
          </draw:text-box>
        </draw:frame>
        <draw:frame draw:style-name="gr23" draw:text-style-name="P19" draw:layer="layout" svg:width="2.288cm" svg:height="1.361cm" svg:x="12.968cm" svg:y="18.742cm">
          <draw:text-box>
            <text:p><text:span text:style-name="T31">morning</text:span></text:p>
            <text:p><text:span text:style-name="T31"><text:s text:c="3"/></text:span><text:span text:style-name="T31">sun</text:span></text:p>
          </draw:text-box>
        </draw:frame>
        <draw:frame draw:style-name="gr24" draw:text-style-name="P19" draw:layer="layout" svg:width="1.687cm" svg:height="0.806cm" svg:x="15.276cm" svg:y="12.148cm">
          <draw:text-box>
            <text:p><text:span text:style-name="T31">sleep</text:span></text:p>
          </draw:text-box>
        </draw:frame>
        <draw:frame draw:style-name="gr25" draw:text-style-name="P19" draw:layer="layout" svg:width="1.552cm" svg:height="0.806cm" svg:x="13.244cm" svg:y="14.942cm">
          <draw:text-box>
            <text:p><text:span text:style-name="T31">bass</text:span></text:p>
          </draw:text-box>
        </draw:frame>
        <draw:frame draw:style-name="gr26" draw:text-style-name="P19" draw:layer="layout" svg:width="2.153cm" svg:height="0.806cm" svg:x="11.132cm" svg:y="14.434cm">
          <draw:text-box>
            <text:p><text:span text:style-name="T31">android</text:span></text:p>
          </draw:text-box>
        </draw:frame>
        <presentation:notes draw:style-name="dp2">
          <draw:page-thumbnail draw:style-name="gr27" draw:layer="layout" svg:width="19.798cm" svg:height="11.136cm" svg:x="0.6cm" svg:y="2.257cm" draw:page-number="2" presentation:class="page"/>
          <draw:frame presentation:style-name="pr1" draw:text-style-name="P2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g>
          <draw:frame draw:style-name="gr1" draw:text-style-name="P1" draw:layer="layout" svg:width="9.943cm" svg:height="21.005cm" svg:x="0cm" svg:y="0.001cm">
            <draw:image xlink:href="Pictures/1000020100000438000008E8844E03C3FDA7611C.png" xlink:type="simple" xlink:show="embed" xlink:actuate="onLoad" loext:mime-type="image/png">
              <text:p/>
            </draw:image>
          </draw:frame>
          <draw:custom-shape draw:style-name="gr30" draw:text-style-name="P2" draw:layer="layout" svg:width="9.395cm" svg:height="19.31cm" svg:x="0.254cm" svg:y="1.27cm">
            <text:p/>
            <draw:enhanced-geometry svg:viewBox="0 0 21600 21600" draw:type="rectangle" draw:enhanced-path="M 0 0 L 21600 0 21600 21600 0 21600 0 0 Z N"/>
          </draw:custom-shape>
        </draw:g>
        <draw:frame draw:style-name="gr31" draw:text-style-name="P21" draw:layer="layout" svg:width="8.449cm" svg:height="1.038cm" svg:x="0.691cm" svg:y="5.897cm">
          <draw:text-box>
            <text:p text:style-name="P5"><text:span text:style-name="T32">Trans</text:span><text:span text:style-name="T32">forme</text:span><text:span text:style-name="T32">r</text:span></text:p>
          </draw:text-box>
        </draw:frame>
        <draw:custom-shape draw:style-name="gr32" draw:text-style-name="P22" draw:layer="layout" svg:width="7.658cm" svg:height="0.2cm" svg:x="2.185cm" svg:y="6.965cm">
          <text:p/>
          <draw:enhanced-geometry svg:viewBox="0 0 21600 21600" draw:mirror-horizontal="false" draw:mirror-vertical="false" draw:type="rectangle" draw:enhanced-path="M 0 0 L 21600 0 21600 21600 0 21600 0 0 Z N"/>
        </draw:custom-shape>
        <draw:custom-shape draw:style-name="gr33" draw:text-style-name="P24" draw:layer="layout" svg:width="6.094cm" svg:height="1.779cm" svg:x="4.1cm" svg:y="16.27cm">
          <text:p text:style-name="P23"><text:span text:style-name="T33">Lena </text:span><text:span text:style-name="T33">Volta’s </text:span><text:span text:style-name="T33">blog</text:span></text:p>
          <draw:enhanced-geometry svg:viewBox="0 0 21600 21600" draw:type="rectangle" draw:enhanced-path="M 0 0 L 21600 0 21600 21600 0 21600 0 0 Z N"/>
        </draw:custom-shape>
        <draw:custom-shape draw:style-name="gr34" draw:text-style-name="P25" draw:layer="layout" svg:width="9.943cm" svg:height="7.143cm" svg:x="0cm" svg:y="0.001cm">
          <text:p/>
          <draw:enhanced-geometry svg:viewBox="0 0 21600 21600" draw:mirror-horizontal="false" draw:mirror-vertical="false" draw:type="rectangle" draw:enhanced-path="M 0 0 L 21600 0 21600 21600 0 21600 0 0 Z N"/>
        </draw:custom-shape>
        <draw:custom-shape draw:style-name="gr35" draw:text-style-name="P27" draw:layer="layout" svg:width="2.285cm" svg:height="0.948cm" svg:x="6.801cm" svg:y="18.293cm">
          <text:p text:style-name="P26"><text:span text:style-name="T34">Coggle</text:span></text:p>
          <draw:enhanced-geometry svg:viewBox="0 0 21600 21600" draw:type="rectangle" draw:enhanced-path="M 0 0 L 21600 0 21600 21600 0 21600 0 0 Z N"/>
        </draw:custom-shape>
        <draw:polygon draw:style-name="gr36" draw:text-style-name="P28" draw:layer="layout" svg:width="3.87cm" svg:height="3.664cm" svg:x="2.901cm" svg:y="0.908cm" svg:viewBox="0 0 3871 3665" draw:points="3543,2691 3522,2716 3499,2740 3443,2784 3377,2824 3302,2861 3219,2894 2952,2996 2427,3027 2000,2996 1393,2789 1342,2752 1281,2704 1152,2597 986,2423 950,2364 910,2293 868,2210 826,2118 794,1929 815,1749 832,1567 956,1344 1027,1253 1179,1038 1444,825 1705,825 2099,825 2493,978 2755,1253 2886,1681 2788,1988 2624,2202 2329,2324 2066,2324 1935,2263 1968,2049 2066,2079 2296,2141 2435,2110 2525,2049 2624,1712 2493,1345 2132,1192 1869,1223 1738,1314 1607,1467 1477,1712 1542,2079 1771,2385 2263,2568 2919,2385 3215,1865 3182,1345 2886,886 2183,594 1502,626 1229,725 1113,869 1060,932 847,1156 785,1242 674,1408 614,1616 618,1696 626,1779 645,1922 673,2061 718,2181 765,2296 806,2390 836,2438 911,2556 982,2665 1006,2702 1083,2801 1132,2844 1189,2888 1251,2930 1509,3053 1640,3103 1771,3154 1902,3210 1839,3665 1710,3653 1583,3634 1459,3607 1336,3572 1216,3530 1098,3480 984,3423 875,3360 770,3290 670,3214 577,3132 489,3044 407,2952 332,2854 264,2752 203,2646 150,2536 104,2424 67,2310 38,2193 17,2075 4,1955 0,1835 4,1714 17,1594 38,1476 67,1359 104,1245 150,1133 203,1023 264,917 332,815 407,717 489,625 577,537 670,455 770,379 875,309 984,246 1098,189 1216,139 1336,97 1459,62 1583,35 1710,16 1839,4 1968,0 2097,5 2225,20 2352,45 2477,77 2600,117 2721,164 2838,217 2952,275 3061,340 3162,414 3256,495 3344,582 3426,676 3503,773 3574,874 3641,978 3672,1034 3701,1095 3750,1229 3790,1371 3821,1511 3859,1739 3871,1835 3792,2214 3761,2329 3746,2373 3731,2412 3715,2446 3698,2476 3659,2536">
          <text:p/>
        </draw:polygon>
        <draw:g>
          <draw:g>
            <draw:custom-shape draw:style-name="gr37" draw:text-style-name="P29" draw:layer="layout" svg:width="5.84cm" svg:height="4.065cm" svg:x="1.169cm" svg:y="9.846cm">
              <text:p/>
              <draw:enhanced-geometry svg:viewBox="0 0 21600 21600" draw:type="rectangle" draw:enhanced-path="M 0 0 L 21600 0 21600 21600 0 21600 0 0 Z N"/>
            </draw:custom-shape>
            <draw:line draw:style-name="gr38" draw:text-style-name="P30" draw:layer="layout" svg:x1="1.169cm" svg:y1="13.911cm" svg:x2="7.009cm" svg:y2="9.846cm">
              <text:p/>
            </draw:line>
          </draw:g>
          <draw:g>
            <draw:custom-shape draw:style-name="gr39" draw:text-style-name="P29" draw:layer="layout" svg:width="2.031cm" svg:height="4.065cm" svg:x="7cm" svg:y="9.846cm">
              <text:p/>
              <draw:enhanced-geometry svg:viewBox="0 0 21600 21600" draw:mirror-horizontal="true" draw:type="rectangle" draw:enhanced-path="M 0 0 L 21600 0 21600 21600 0 21600 0 0 Z N"/>
            </draw:custom-shape>
            <draw:line draw:style-name="gr38" draw:text-style-name="P30" draw:layer="layout" svg:x1="9.04cm" svg:y1="13.911cm" svg:x2="7.009cm" svg:y2="9.846cm">
              <text:p/>
            </draw:line>
          </draw:g>
        </draw:g>
        <draw:g>
          <draw:frame draw:style-name="gr1" draw:text-style-name="P1" draw:layer="layout" svg:width="9.943cm" svg:height="21.005cm" svg:x="11.14cm" svg:y="0.001cm">
            <draw:image xlink:href="Pictures/1000020100000438000008E8844E03C3FDA7611C.png" xlink:type="simple" xlink:show="embed" xlink:actuate="onLoad" loext:mime-type="image/png">
              <text:p/>
            </draw:image>
          </draw:frame>
          <draw:custom-shape draw:style-name="gr30" draw:text-style-name="P2" draw:layer="layout" svg:width="9.395cm" svg:height="19.31cm" svg:x="11.394cm" svg:y="1.27cm">
            <text:p/>
            <draw:enhanced-geometry svg:viewBox="0 0 21600 21600" draw:type="rectangle" draw:enhanced-path="M 0 0 L 21600 0 21600 21600 0 21600 0 0 Z N"/>
          </draw:custom-shape>
        </draw:g>
        <draw:frame draw:style-name="gr40" draw:text-style-name="P21" draw:layer="layout" svg:width="8.449cm" svg:height="1.038cm" svg:x="11.618cm" svg:y="5.897cm">
          <draw:text-box>
            <text:p text:style-name="P5"><text:span text:style-name="T32">Tran</text:span><text:span text:style-name="T32">sfor</text:span><text:span text:style-name="T32">mer</text:span></text:p>
          </draw:text-box>
        </draw:frame>
        <draw:custom-shape draw:style-name="gr32" draw:text-style-name="P22" draw:layer="layout" svg:width="7.658cm" svg:height="0.2cm" svg:x="13.111cm" svg:y="6.965cm">
          <text:p/>
          <draw:enhanced-geometry svg:viewBox="0 0 21600 21600" draw:mirror-horizontal="false" draw:mirror-vertical="false" draw:type="rectangle" draw:enhanced-path="M 0 0 L 21600 0 21600 21600 0 21600 0 0 Z N"/>
        </draw:custom-shape>
        <draw:custom-shape draw:style-name="gr33" draw:text-style-name="P32" draw:layer="layout" svg:width="6.094cm" svg:height="1.779cm" svg:x="15.027cm" svg:y="16.27cm">
          <text:p text:style-name="P31"><text:span text:style-name="T35">Lena Volta’s blog</text:span></text:p>
          <draw:enhanced-geometry svg:viewBox="0 0 21600 21600" draw:type="rectangle" draw:enhanced-path="M 0 0 L 21600 0 21600 21600 0 21600 0 0 Z N"/>
        </draw:custom-shape>
        <draw:custom-shape draw:style-name="gr41" draw:text-style-name="P33" draw:layer="layout" svg:width="9.943cm" svg:height="7.143cm" svg:x="10.926cm" svg:y="0.001cm">
          <text:p/>
          <draw:enhanced-geometry svg:viewBox="0 0 21600 21600" draw:mirror-horizontal="false" draw:mirror-vertical="false" draw:type="rectangle" draw:enhanced-path="M 0 0 L 21600 0 21600 21600 0 21600 0 0 Z N"/>
        </draw:custom-shape>
        <draw:custom-shape draw:style-name="gr35" draw:text-style-name="P35" draw:layer="layout" svg:width="2.285cm" svg:height="0.948cm" svg:x="17.728cm" svg:y="18.293cm">
          <text:p text:style-name="P34"><text:span text:style-name="T36">Coggle</text:span></text:p>
          <draw:enhanced-geometry svg:viewBox="0 0 21600 21600" draw:type="rectangle" draw:enhanced-path="M 0 0 L 21600 0 21600 21600 0 21600 0 0 Z N"/>
        </draw:custom-shape>
        <draw:polygon draw:style-name="gr42" draw:text-style-name="P36" draw:layer="layout" svg:width="3.87cm" svg:height="3.664cm" svg:x="13.827cm" svg:y="0.908cm" svg:viewBox="0 0 3871 3665" draw:points="3543,2691 3522,2716 3499,2740 3443,2784 3377,2824 3302,2861 3219,2894 2952,2996 2427,3027 2000,2996 1393,2789 1342,2752 1281,2704 1152,2597 986,2423 950,2364 910,2293 868,2210 826,2118 794,1929 815,1749 832,1567 956,1344 1027,1253 1179,1038 1444,825 1705,825 2099,825 2493,978 2755,1253 2886,1681 2788,1988 2624,2202 2329,2324 2066,2324 1935,2263 1968,2049 2066,2079 2296,2141 2435,2110 2525,2049 2624,1712 2493,1345 2132,1192 1869,1223 1738,1314 1607,1467 1477,1712 1542,2079 1771,2385 2263,2568 2919,2385 3215,1865 3182,1345 2886,886 2183,594 1502,626 1229,725 1113,869 1060,932 847,1156 785,1242 674,1408 614,1616 618,1696 626,1779 645,1922 673,2061 718,2181 765,2296 806,2390 836,2438 911,2556 982,2665 1006,2702 1083,2801 1132,2844 1189,2888 1251,2930 1509,3053 1640,3103 1771,3154 1902,3210 1839,3665 1710,3653 1583,3634 1459,3607 1336,3572 1216,3530 1098,3480 984,3423 875,3360 770,3290 670,3214 577,3132 489,3044 407,2952 332,2854 264,2752 203,2646 150,2536 104,2424 67,2310 38,2193 17,2075 4,1955 0,1835 4,1714 17,1594 38,1476 67,1359 104,1245 150,1133 203,1023 264,917 332,815 407,717 489,625 577,537 670,455 770,379 875,309 984,246 1098,189 1216,139 1336,97 1459,62 1583,35 1710,16 1839,4 1968,0 2097,5 2225,20 2352,45 2477,77 2600,117 2721,164 2838,217 2952,275 3061,340 3162,414 3256,495 3344,582 3426,676 3503,773 3574,874 3641,978 3672,1034 3701,1095 3750,1229 3790,1371 3821,1511 3859,1739 3871,1835 3792,2214 3761,2329 3746,2373 3731,2412 3715,2446 3698,2476 3659,2536">
          <text:p/>
        </draw:polygon>
        <draw:g>
          <draw:g>
            <draw:custom-shape draw:style-name="gr43" draw:text-style-name="P37" draw:layer="layout" svg:width="5.84cm" svg:height="4.065cm" svg:x="12.096cm" svg:y="9.846cm">
              <text:p/>
              <draw:enhanced-geometry svg:viewBox="0 0 21600 21600" draw:type="rectangle" draw:enhanced-path="M 0 0 L 21600 0 21600 21600 0 21600 0 0 Z N"/>
            </draw:custom-shape>
            <draw:line draw:style-name="gr44" draw:text-style-name="P38" draw:layer="layout" svg:x1="12.096cm" svg:y1="13.911cm" svg:x2="17.936cm" svg:y2="9.846cm">
              <text:p/>
            </draw:line>
          </draw:g>
          <draw:g>
            <draw:custom-shape draw:style-name="gr45" draw:text-style-name="P37" draw:layer="layout" svg:width="2.031cm" svg:height="4.065cm" svg:x="17.927cm" svg:y="9.846cm">
              <text:p/>
              <draw:enhanced-geometry svg:viewBox="0 0 21600 21600" draw:mirror-horizontal="true" draw:type="rectangle" draw:enhanced-path="M 0 0 L 21600 0 21600 21600 0 21600 0 0 Z N"/>
            </draw:custom-shape>
            <draw:line draw:style-name="gr44" draw:text-style-name="P38" draw:layer="layout" svg:x1="19.967cm" svg:y1="13.911cm" svg:x2="17.936cm" svg:y2="9.846cm">
              <text:p/>
            </draw:line>
          </draw:g>
        </draw:g>
        <draw:custom-shape draw:style-name="gr46" draw:text-style-name="P39" draw:layer="layout" svg:width="9.943cm" svg:height="7.143cm" svg:x="11.026cm" svg:y="0.101cm">
          <text:p/>
          <draw:enhanced-geometry svg:viewBox="0 0 21600 21600" draw:mirror-horizontal="false" draw:mirror-vertical="false" draw:type="rectangle" draw:enhanced-path="M 0 0 L 21600 0 21600 21600 0 21600 0 0 Z N"/>
        </draw:custom-shape>
        <draw:frame draw:style-name="gr47" draw:text-style-name="P40" draw:layer="layout" svg:width="2.441cm" svg:height="0.962cm" svg:x="18.342cm" svg:y="6.003cm">
          <draw:text-box>
            <text:p><text:span text:style-name="T37"><text:s/></text:span><text:span text:style-name="T37">00:17 </text:span></text:p>
          </draw:text-box>
        </draw:frame>
        <presentation:notes draw:style-name="dp2">
          <draw:page-thumbnail draw:style-name="gr27" draw:layer="layout" svg:width="19.798cm" svg:height="11.136cm" svg:x="0.6cm" svg:y="2.257cm" draw:page-number="3" presentation:class="page"/>
          <draw:frame presentation:style-name="pr1" draw:text-style-name="P20"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g>
          <draw:polygon draw:style-name="gr48" draw:text-style-name="P41" draw:layer="layout" svg:width="15.641cm" svg:height="15.671cm" svg:x="0.99cm" svg:y="0.508cm" svg:viewBox="0 0 15642 15672" draw:points="14316,11504 14235,11613 14140,11715 13916,11905 13647,12076 13343,12232 13009,12373 11930,12812 9809,12943 8087,12812 5629,11927 5422,11767 5176,11563 4654,11106 3985,10360 3838,10109 3675,9803 3507,9450 3339,9055 3210,8246 3293,7482 3362,6704 3864,5748 4148,5360 4764,4442 5832,3530 6893,3530 8484,3530 10075,4184 11135,5361 11666,7191 11267,8498 10605,9413 9412,9936 8351,9936 7821,9675 7954,8759 8351,8890 9279,9152 9842,9021 10208,8759 10605,7321 10075,5752 8616,5099 7556,5229 7026,5622 6495,6275 5965,7321 6230,8890 7159,10198 9147,10982 11798,10198 12991,7975 12858,5752 11666,3791 8822,2542 6070,2679 4965,3101 4497,3718 4282,3989 3421,4944 3171,5313 2724,6022 2481,6915 2499,7253 2530,7604 2607,8217 2719,8809 2901,9323 3089,9815 3258,10217 3377,10426 3681,10928 3967,11393 4065,11553 4376,11978 4573,12159 4803,12348 5054,12530 6098,13053 6628,13270 7159,13487 7689,13728 7432,15672 6913,15622 6401,15538 5895,15422 5399,15274 4912,15093 4438,14881 3977,14639 3533,14366 3110,14066 2709,13741 2330,13391 1975,13017 1645,12622 1341,12205 1066,11767 820,11312 604,10845 422,10365 271,9875 153,9377 69,8870 17,8360 0,7845 17,7329 69,6819 153,6313 271,5814 422,5324 604,4845 820,4377 1066,3923 1341,3484 1645,3067 1975,2672 2330,2298 2708,1948 3110,1623 3533,1324 3977,1050 4438,808 4912,596 5399,416 5895,267 6401,151 6913,67 7432,17 7954,0 8475,22 8994,87 9506,191 10013,330 10508,501 10995,702 11469,928 11930,1177 12369,1455 12777,1770 13158,2117 13514,2491 13846,2890 14154,3307 14444,3740 14714,4184 14839,4422 14955,4684 15153,5259 15315,5866 15440,6461 15595,7441 15642,7844 15323,9465 15199,9956 15139,10148 15080,10312 15015,10456 14946,10588 14785,10841">
            <text:p/>
          </draw:polygon>
          <draw:path draw:style-name="gr13" draw:text-style-name="P14" draw:layer="layout" svg:width="4.355cm" svg:height="3.711cm" svg:x="3.183cm" svg:y="12.126cm" svg:viewBox="0 0 4356 3712" svg:d="M3418 3712c-1338-496-2830-1397-3418-2124 568-506 1247-933 1902-1588 465 632 1516 1256 2454 1651-568 1327-560 1303-938 2061z">
            <text:p/>
          </draw:path>
          <draw:polygon draw:style-name="gr14" draw:text-style-name="P15" draw:layer="layout" svg:width="7.082cm" svg:height="6.405cm" svg:x="5.572cm" svg:y="4.038cm" svg:viewBox="0 0 7083 6406" draw:points="6553,1831 7083,3660 6685,4968 6022,5883 4829,6406 3768,6406 3239,6145 3372,5229 4697,5622 5260,5491 5625,5229 6022,3791 5493,2223 4034,1569 2974,1700 2443,2092 1949,2678 0,1159 1250,0 3901,0 5493,654">
            <text:p/>
          </draw:polygon>
          <draw:polygon draw:style-name="gr15" draw:text-style-name="P16" draw:layer="layout" svg:width="3.932cm" svg:height="8.634cm" svg:x="1.007cm" svg:y="3.351cm" svg:viewBox="0 0 3933 8635" draw:points="850,8635 0,5517 93,3601 709,1711 1798,0 3933,1523 3404,2102 2707,3180 2458,4179 2746,6064 3314,7580">
            <text:p/>
          </draw:polygon>
          <draw:polygon draw:style-name="gr13" draw:text-style-name="P14" draw:layer="layout" svg:width="3.585cm" svg:height="3.314cm" svg:x="2.851cm" svg:y="1.558cm" svg:viewBox="0 0 3586 3315" draw:points="2090,3315 0,1867 469,1247 987,770 2116,0 3586,1878 3104,2051">
            <text:p/>
          </draw:polygon>
          <draw:polygon draw:style-name="gr16" draw:text-style-name="P17" draw:layer="layout" svg:width="7.769cm" svg:height="3.6cm" svg:x="6.027cm" svg:y="0.508cm" svg:viewBox="0 0 7770 3601" draw:points="948,2653 0,569 2085,0 4470,191 7117,1238 7770,1895 6254,3601 3785,2542">
            <text:p/>
          </draw:polygon>
          <draw:polygon draw:style-name="gr17" draw:text-style-name="P18" draw:layer="layout" svg:width="3.41cm" svg:height="4.875cm" svg:x="4.132cm" svg:y="6.193cm" svg:viewBox="0 0 3411 4876" draw:points="197,3370 0,2464 190,1895 190,1137 809,0 3032,1137 2843,1516 2843,2274 3032,3222 3411,3980 997,4876">
            <text:p/>
          </draw:polygon>
          <draw:polygon draw:style-name="gr15" draw:text-style-name="P16" draw:layer="layout" svg:width="3.241cm" svg:height="4.871cm" draw:transform="skewX (0.000174532925199433) rotate (-3.05938764582086) translate (16.5717252213653cm 8.08809711510997cm)" svg:viewBox="0 0 3242 4872" draw:points="1433,4872 1087,4463 424,3267 237,2349 29,1143 0,0 2577,213 2565,2046 3100,3107 3242,3689">
            <text:p/>
          </draw:polygon>
          <draw:polygon draw:style-name="gr15" draw:text-style-name="P16" draw:layer="layout" svg:width="3.365cm" svg:height="5.076cm" draw:transform="rotate (2.33123628188883) translate (13.6413033795442cm 13.6393100170148cm)" svg:viewBox="0 0 3366 5077" draw:points="569,4156 281,3359 0,2055 222,948 600,0 2901,881 2713,1403 2934,2220 3366,3416 1263,5077">
            <text:p/>
          </draw:polygon>
          <draw:polygon draw:style-name="gr13" draw:text-style-name="P14" draw:layer="layout" svg:width="4.751cm" svg:height="4.328cm" draw:transform="rotate (0.562345084992573) translate (7.1468259120646cm 11.8967272706977cm)" svg:viewBox="0 0 4752 4329" draw:points="4279,4329 2470,3451 874,2233 0,1098 1812,0 2791,1289 3746,1542 4403,1724 4752,1842 4556,3219">
            <text:p/>
          </draw:polygon>
          <draw:frame draw:style-name="gr49" draw:text-style-name="P42" draw:layer="layout" svg:width="2.093cm" svg:height="1.673cm" svg:x="8.829cm" svg:y="14.889cm">
            <draw:text-box>
              <text:p>6 am</text:p>
            </draw:text-box>
          </draw:frame>
          <draw:frame draw:style-name="gr49" draw:text-style-name="P42" draw:layer="layout" svg:width="2.053cm" svg:height="1.673cm" svg:x="8.869cm" svg:y="11.947cm">
            <draw:text-box>
              <text:p>6 pm</text:p>
            </draw:text-box>
          </draw:frame>
          <draw:frame draw:style-name="gr49" draw:text-style-name="P42" draw:layer="layout" svg:width="2.202cm" svg:height="1.673cm" svg:x="1.1cm" svg:y="7.749cm">
            <draw:text-box>
              <text:p>9 am</text:p>
            </draw:text-box>
          </draw:frame>
          <draw:frame draw:style-name="gr49" draw:text-style-name="P42" draw:layer="layout" svg:width="2.093cm" svg:height="1.673cm" svg:x="4.511cm" svg:y="7.899cm">
            <draw:text-box>
              <text:p>9 pm</text:p>
            </draw:text-box>
          </draw:frame>
          <draw:frame draw:style-name="gr49" draw:text-style-name="P42" draw:layer="layout" svg:width="2.069cm" svg:height="1.673cm" svg:x="11.401cm" svg:y="7.79cm">
            <draw:text-box>
              <text:p>3 am</text:p>
            </draw:text-box>
          </draw:frame>
          <draw:frame draw:style-name="gr49" draw:text-style-name="P42" draw:layer="layout" svg:width="2.468cm" svg:height="1.673cm" svg:x="14.912cm" svg:y="7.839cm">
            <draw:text-box>
              <text:p>3 pm</text:p>
            </draw:text-box>
          </draw:frame>
          <draw:frame draw:style-name="gr49" draw:text-style-name="P42" draw:layer="layout" svg:width="3.099cm" svg:height="1.673cm" svg:x="8.077cm" svg:y="0.698cm">
            <draw:text-box>
              <text:p>12 am</text:p>
            </draw:text-box>
          </draw:frame>
          <draw:frame draw:style-name="gr49" draw:text-style-name="P42" draw:layer="layout" svg:width="2.621cm" svg:height="1.673cm" svg:x="8.301cm" svg:y="4.298cm">
            <draw:text-box>
              <text:p>12 pm</text:p>
            </draw:text-box>
          </draw:frame>
        </draw:g>
        <presentation:notes draw:style-name="dp2">
          <draw:page-thumbnail draw:style-name="gr27" draw:layer="layout" svg:width="19.798cm" svg:height="11.136cm" svg:x="0.6cm" svg:y="2.257cm" draw:page-number="4"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6b91c1" draw:end-color="#acb20c" draw:start-intensity="100%" draw:end-intensity="100%" draw:angle="300" draw:border="0%"/>
    <draw:gradient draw:name="Pastel_20_Bouquet" draw:display-name="Pastel Bouquet" draw:style="linear" draw:start-color="#dde8cb" draw:end-color="#acb20c" draw:start-intensity="100%" draw:end-intensity="100%" draw:angle="300" draw:border="0%"/>
    <draw:gradient draw:name="Shapes" draw:style="rectangular" draw:cx="50%" draw:cy="50%" draw:start-color="#cccccc" draw:end-color="#ffffff" draw:start-intensity="100%" draw:end-intensity="100%" draw:angle="0" draw:border="0%"/>
    <draw:opacity draw:name="Transparency_20_36" draw:display-name="Transparency 36" draw:style="radial" draw:cx="50%" draw:cy="50%" draw:start="0%" draw:end="70%" draw:border="0%"/>
    <draw:opacity draw:name="Transparency_20_37" draw:display-name="Transparency 37" draw:style="radial" draw:cx="50%" draw:cy="50%" draw:start="100%" draw:end="0%" draw:border="0%"/>
    <draw:opacity draw:name="Transparency_20_38" draw:display-name="Transparency 38" draw:style="radial" draw:cx="50%" draw:cy="55%" draw:start="0%" draw:end="70%" draw:border="0%"/>
    <draw:opacity draw:name="Transparency_20_39" draw:display-name="Transparency 39" draw:style="radial" draw:cx="50%" draw:cy="60%" draw:start="0%" draw:end="70%" draw:border="0%"/>
    <draw:opacity draw:name="Transparency_20_40" draw:display-name="Transparency 40" draw:style="radial" draw:cx="50%" draw:cy="65%" draw:start="0%" draw:end="70%" draw:border="0%"/>
    <draw:opacity draw:name="Transparency_20_41" draw:display-name="Transparency 41" draw:style="radial" draw:cx="50%" draw:cy="70%" draw:start="0%" draw:end="70%" draw:border="0%"/>
    <draw:opacity draw:name="Transparency_20_42" draw:display-name="Transparency 42" draw:style="radial" draw:cx="50%" draw:cy="75%" draw:start="0%" draw:end="70%" draw:border="0%"/>
    <draw:opacity draw:name="Transparency_20_43" draw:display-name="Transparency 43" draw:style="radial" draw:cx="50%" draw:cy="80%" draw:start="0%" draw:end="70%" draw:border="0%"/>
    <draw:opacity draw:name="Transparency_20_44" draw:display-name="Transparency 44" draw:style="radial" draw:cx="50%" draw:cy="70%" draw:start="0%" draw:end="70%" draw:border="5%"/>
    <draw:opacity draw:name="Transparency_20_45" draw:display-name="Transparency 45" draw:style="radial" draw:cx="50%" draw:cy="70%" draw:start="0%" draw:end="70%" draw:border="10%"/>
    <draw:opacity draw:name="Transparency_20_46" draw:display-name="Transparency 46" draw:style="radial" draw:cx="50%" draw:cy="70%" draw:start="0%" draw:end="70%" draw:border="15%"/>
    <draw:opacity draw:name="Transparency_20_47" draw:display-name="Transparency 47" draw:style="radial" draw:cx="50%" draw:cy="70%" draw:start="0%" draw:end="70%" draw:border="20%"/>
    <draw:opacity draw:name="Transparency_20_48" draw:display-name="Transparency 48" draw:style="radial" draw:cx="50%" draw:cy="70%" draw:start="0%" draw:end="70%" draw:border="25%"/>
    <draw:opacity draw:name="Transparency_20_49" draw:display-name="Transparency 49" draw:style="radial" draw:cx="50%" draw:cy="70%" draw:start="0%" draw:end="70%" draw:border="30%"/>
    <draw:opacity draw:name="Transparency_20_50" draw:display-name="Transparency 50" draw:style="radial" draw:cx="50%" draw:cy="70%" draw:start="0%" draw:end="70%" draw:border="35%"/>
    <draw:opacity draw:name="Transparency_20_51" draw:display-name="Transparency 51" draw:style="radial" draw:cx="50%" draw:cy="70%" draw:start="0%" draw:end="70%" draw:border="40%"/>
    <draw:marker draw:name="Arrow" svg:viewBox="0 0 20 30" svg:d="M10 0l-10 30h20z"/>
    <draw:stroke-dash draw:name="_33__20_Dashes_20_3_20_Dots_20__28_var_29_" draw:display-name="3 Dashes 3 Dots (var)" draw:style="rect" draw:dots1="3" draw:dots1-length="197%" draw:dots2="3" draw:distance="1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6cm" svg:x="1.399cm" svg:y="0.837cm" presentation:class="title" presentation:placeholder="true">
        <draw:text-box/>
      </draw:frame>
      <draw:frame presentation:style-name="Default-outline1" draw:layer="backgroundobjects" svg:width="25.191cm" svg:height="12.182cm" svg:x="1.399cm" svg:y="4.914cm" presentation:class="outline" presentation:placeholder="true">
        <draw:text-box/>
      </draw:frame>
      <draw:frame presentation:style-name="Mpr1" draw:text-style-name="MP2" draw:layer="backgroundobjects" svg:width="6.521cm" svg:height="1.447cm" svg:x="1.399cm" svg:y="19.135cm" presentation:class="date-time">
        <draw:text-box>
          <text:p text:style-name="MP1"><text:span text:style-name="MT1"><presentation:date-time/></text:span></text:p>
        </draw:text-box>
      </draw:frame>
      <draw:frame presentation:style-name="Mpr1" draw:text-style-name="MP6" draw:layer="backgroundobjects" svg:width="8.872cm" svg:height="1.447cm" svg:x="9.572cm" svg:y="19.135cm" presentation:class="footer">
        <draw:text-box>
          <text:p text:style-name="MP5"><text:span text:style-name="MT1"><presentation:footer/></text:span></text:p>
        </draw:text-box>
      </draw:frame>
      <draw:frame presentation:style-name="Mpr1" draw:text-style-name="MP4" draw:layer="backgroundobjects" svg:width="6.521cm" svg:height="1.447cm" svg:x="20.069cm" svg:y="19.135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15T22:30:15.365395117</meta:creation-date>
    <dc:date>2023-07-19T21:12:17.307512142</dc:date>
    <meta:editing-duration>PT6H3M14S</meta:editing-duration>
    <meta:editing-cycles>20</meta:editing-cycles>
    <meta:generator>LibreOffice/6.4.7.2$Linux_X86_64 LibreOffice_project/40$Build-2</meta:generator>
    <meta:document-statistic meta:object-count="171"/>
  </office:meta>
</office:document-meta>
</file>